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694cm" table:align="left" fo:background-color="transparent">
        <style:background-image/>
      </style:table-properties>
    </style:style>
    <style:style style:name="Table1.A" style:family="table-column">
      <style:table-column-properties style:column-width="0.6cm"/>
    </style:style>
    <style:style style:name="Table1.B" style:family="table-column">
      <style:table-column-properties style:column-width="3.394cm"/>
    </style:style>
    <style:style style:name="Table1.C" style:family="table-column">
      <style:table-column-properties style:column-width="1.385cm"/>
    </style:style>
    <style:style style:name="Table1.J" style:family="table-column">
      <style:table-column-properties style:column-width="5.008cm"/>
    </style:style>
    <style:style style:name="Table1.1" style:family="table-row">
      <style:table-row-properties style:min-row-height="0.589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none" fo:border-right="none" fo:border-top="none" fo:border-bottom="0.5pt solid #000000"/>
    </style:style>
    <style:style style:name="Table1.C1" style:family="table-cell">
      <style:table-cell-properties style:vertical-align="middle" fo:background-color="#e8c32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J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2" style:family="table-row">
      <style:table-row-properties style:row-height="0.801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row-height="0.801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3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J3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row-height="0.801cm"/>
    </style:style>
    <style:style style:name="Table1.A4" style:family="table-cell">
      <style:table-cell-properties style:vertical-align="middle" fo:padding-left="0cm" fo:padding-right="0cm" fo:padding-top="0.101cm" fo:padding-bottom="0.101cm" fo:border="none"/>
    </style:style>
    <style:style style:name="Table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row-height="0.801cm"/>
    </style:style>
    <style:style style:name="Table1.A5" style:family="table-cell">
      <style:table-cell-properties style:vertical-align="middle" fo:padding-left="0cm" fo:padding-right="0cm" fo:padding-top="0.101cm" fo:padding-bottom="0.101cm" fo:border="none"/>
    </style:style>
    <style:style style:name="Table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row-height="0.801cm"/>
    </style:style>
    <style:style style:name="Table1.A6" style:family="table-cell">
      <style:table-cell-properties style:vertical-align="middle" fo:padding-left="0cm" fo:padding-right="0cm" fo:padding-top="0.101cm" fo:padding-bottom="0.101cm" fo:border="none"/>
    </style:style>
    <style:style style:name="Table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C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I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J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706cm" table:align="left" fo:background-color="transparent">
        <style:background-image/>
      </style:table-properties>
    </style:style>
    <style:style style:name="Tableau6.A" style:family="table-column">
      <style:table-column-properties style:column-width="0.594cm"/>
    </style:style>
    <style:style style:name="Tableau6.B" style:family="table-column">
      <style:table-column-properties style:column-width="2.856cm"/>
    </style:style>
    <style:style style:name="Tableau6.C" style:family="table-column">
      <style:table-column-properties style:column-width="3.11cm"/>
    </style:style>
    <style:style style:name="Tableau6.D" style:family="table-column">
      <style:table-column-properties style:column-width="3.108cm"/>
    </style:style>
    <style:style style:name="Tableau6.E" style:family="table-column">
      <style:table-column-properties style:column-width="3.041cm"/>
    </style:style>
    <style:style style:name="Tableau6.F" style:family="table-column">
      <style:table-column-properties style:column-width="2.99cm"/>
    </style:style>
    <style:style style:name="Tableau6.G" style:family="table-column">
      <style:table-column-properties style:column-width="3.007cm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none" fo:border-right="none" fo:border-top="none" fo:border-bottom="0.5pt solid #000000"/>
    </style:style>
    <style:style style:name="Tableau6.C1" style:family="table-cell">
      <style:table-cell-properties fo:background-color="#e8c32a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6.G1" style:family="table-cell">
      <style:table-cell-properties fo:background-color="#e8c32a" fo:padding="0.101cm" fo:border="0.5pt solid #000000">
        <style:background-image/>
      </style:table-cell-properties>
    </style:style>
    <style:style style:name="Tableau6.2" style:family="table-row">
      <style:table-row-properties style:row-height="0.801cm" fo:background-color="transparent">
        <style:background-image/>
      </style:table-row-properties>
    </style:style>
    <style:style style:name="Tableau6.A2" style:family="table-cell">
      <style:table-cell-properties style:vertical-align="middle" fo:padding="0.101cm" fo:border="none"/>
    </style:style>
    <style:style style:name="Tableau6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6.C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6.D2" style:family="table-cell">
      <style:table-cell-properties style:vertical-align="bottom" fo:background-color="#b3b3b3" fo:padding="0.101cm" fo:border-left="0.5pt solid #000000" fo:border-right="none" fo:border-top="none" fo:border-bottom="0.5pt solid #000000">
        <style:background-image/>
      </style:table-cell-properties>
    </style:style>
    <style:style style:name="Tableau6.G2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6.G3" style:family="table-cell">
      <style:table-cell-properties style:vertical-align="bottom" fo:padding="0.101cm" fo:border-left="0.5pt solid #000000" fo:border-right="0.5pt solid #000000" fo:border-top="none" fo:border-bottom="0.5pt solid #000000"/>
    </style:style>
    <style:style style:name="Tableau6.G4" style:family="table-cell">
      <style:table-cell-properties style:vertical-align="bottom" fo:background-color="#b3b3b3" fo:padding="0.101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18.094cm" fo:margin-left="0.661cm" table:align="left" fo:background-color="transparent">
        <style:background-image/>
      </style:table-properties>
    </style:style>
    <style:style style:name="Table3.A" style:family="table-column">
      <style:table-column-properties style:column-width="2.607cm"/>
    </style:style>
    <style:style style:name="Table3.B" style:family="table-column">
      <style:table-column-properties style:column-width="3.097cm"/>
    </style:style>
    <style:style style:name="Table3.1" style:family="table-row">
      <style:table-row-properties style:min-row-height="3.477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e8c32a" fo:padding-left="0.191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0"/>
    </style:style>
    <style:style style:name="Table3.C1" style:family="table-cell">
      <style:table-cell-properties fo:padding-left="0.191cm" fo:padding-right="0.191cm" fo:padding-top="0cm" fo:padding-bottom="0cm" fo:border="0.5pt solid #000000"/>
    </style:style>
    <style:style style:name="Table3.D1" style:family="table-cell">
      <style:table-cell-properties fo:padding-left="0.191cm" fo:padding-right="0.191cm" fo:padding-top="0cm" fo:padding-bottom="0cm" fo:border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F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style:min-row-height="1.251cm" fo:background-color="transparent">
        <style:background-image/>
      </style:table-row-properties>
    </style:style>
    <style:style style:name="Table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F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8.706cm" table:align="left" fo:background-color="transparent">
        <style:background-image/>
      </style:table-properties>
    </style:style>
    <style:style style:name="Table2.A" style:family="table-column">
      <style:table-column-properties style:column-width="0.594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223cm"/>
    </style:style>
    <style:style style:name="Table2.G" style:family="table-column">
      <style:table-column-properties style:column-width="6.62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background-color="#e8c32a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2.2" style:family="table-row">
      <style:table-row-properties style:row-height="0.801cm" fo:background-color="transparent">
        <style:background-image/>
      </style:table-row-properties>
    </style:style>
    <style:style style:name="Table2.A2" style:family="table-cell">
      <style:table-cell-properties style:vertical-align="middle" fo:padding-left="0cm" fo:padding-right="0.101cm" fo:padding-top="0.101cm" fo:padding-bottom="0.101cm" fo:border="none"/>
    </style:style>
    <style:style style:name="Table2.B2" style:family="table-cell">
      <style:table-cell-properties style:vertical-align="middle" fo:background-color="#b3b3b3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-left="0cm" fo:padding-right="0.101cm" fo:padding-top="0.101cm" fo:padding-bottom="0.101cm" fo:border="none"/>
    </style:style>
    <style:style style:name="Table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4" style:family="table-row">
      <style:table-row-properties style:row-height="0.801cm"/>
    </style:style>
    <style:style style:name="Table2.A4" style:family="table-cell">
      <style:table-cell-properties style:vertical-align="middle" fo:padding-left="0cm" fo:padding-right="0.101cm" fo:padding-top="0.101cm" fo:padding-bottom="0.101cm" fo:border="none"/>
    </style:style>
    <style:style style:name="Table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.5" style:family="table-row">
      <style:table-row-properties style:row-height="0.801cm"/>
    </style:style>
    <style:style style:name="Table2.A5" style:family="table-cell">
      <style:table-cell-properties style:vertical-align="middle" fo:padding-left="0cm" fo:padding-right="0.101cm" fo:padding-top="0.101cm" fo:padding-bottom="0.101cm" fo:border="none"/>
    </style:style>
    <style:style style:name="Table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6" style:family="table-row">
      <style:table-row-properties style:row-height="0.801cm"/>
    </style:style>
    <style:style style:name="Table2.A6" style:family="table-cell">
      <style:table-cell-properties style:vertical-align="middle" fo:padding-left="0cm" fo:padding-right="0.101cm" fo:padding-top="0.101cm" fo:padding-bottom="0.101cm" fo:border="none"/>
    </style:style>
    <style:style style:name="Table2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2.7" style:family="table-row">
      <style:table-row-properties style:row-height="0.801cm"/>
    </style:style>
    <style:style style:name="Table2.A7" style:family="table-cell">
      <style:table-cell-properties style:vertical-align="middle" fo:padding-left="0cm" fo:padding-right="0.101cm" fo:padding-top="0.101cm" fo:padding-bottom="0.101cm" fo:border="none"/>
    </style:style>
    <style:style style:name="Table2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F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G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text-align="start" style:justify-single-word="false"/>
      <style:text-properties officeooo:paragraph-rsid="02428b57"/>
    </style:style>
    <style:style style:name="P3" style:family="paragraph" style:parent-style-name="Header">
      <style:paragraph-properties fo:text-align="start" style:justify-single-word="false"/>
      <style:text-properties officeooo:paragraph-rsid="0211dd7e"/>
    </style:style>
    <style:style style:name="P4" style:family="paragraph" style:parent-style-name="Header">
      <style:paragraph-properties fo:text-align="start" style:justify-single-word="false"/>
      <style:text-properties officeooo:paragraph-rsid="0289fb01"/>
    </style:style>
    <style:style style:name="P5" style:family="paragraph" style:parent-style-name="Header">
      <style:paragraph-properties fo:text-align="start" style:justify-single-word="false"/>
      <style:text-properties officeooo:paragraph-rsid="02a56131"/>
    </style:style>
    <style:style style:name="P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1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4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6" style:family="paragraph" style:parent-style-name="Header">
      <style:paragraph-properties fo:text-align="center" style:justify-single-word="false"/>
      <style:text-properties officeooo:paragraph-rsid="00ab054e"/>
    </style:style>
    <style:style style:name="P17" style:family="paragraph" style:parent-style-name="Header">
      <style:paragraph-properties fo:text-align="center" style:justify-single-word="false"/>
      <style:text-properties officeooo:paragraph-rsid="00c10aa6"/>
    </style:style>
    <style:style style:name="P18" style:family="paragraph" style:parent-style-name="Header">
      <style:text-properties fo:font-size="14pt" style:font-size-asian="14pt" style:font-size-complex="14pt"/>
    </style:style>
    <style:style style:name="P19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2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3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Header">
      <style:paragraph-properties fo:margin-left="0cm" fo:margin-right="0cm" fo:text-indent="0cm" style:auto-text-indent="false"/>
    </style:style>
    <style:style style:name="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2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2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3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32" style:family="paragraph" style:parent-style-name="Footer">
      <style:paragraph-properties fo:text-align="start" style:justify-single-word="false"/>
      <style:text-properties officeooo:paragraph-rsid="0211dd7e"/>
    </style:style>
    <style:style style:name="P33" style:family="paragraph" style:parent-style-name="Footer">
      <style:paragraph-properties fo:text-align="start" style:justify-single-word="false"/>
      <style:text-properties officeooo:paragraph-rsid="00d4df5c"/>
    </style:style>
    <style:style style:name="P34" style:family="paragraph" style:parent-style-name="Footer">
      <style:text-properties officeooo:rsid="00178920" officeooo:paragraph-rsid="00178920"/>
    </style:style>
    <style:style style:name="P35" style:family="paragraph" style:parent-style-name="Footer">
      <style:text-properties officeooo:paragraph-rsid="00c384cf"/>
    </style:style>
    <style:style style:name="P36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242edd8" officeooo:paragraph-rsid="0242edd8"/>
    </style:style>
    <style:style style:name="P40" style:family="paragraph" style:parent-style-name="Footer">
      <style:text-properties officeooo:paragraph-rsid="008d016c"/>
    </style:style>
    <style:style style:name="P41" style:family="paragraph" style:parent-style-name="Footer">
      <style:text-properties officeooo:paragraph-rsid="010f7046"/>
    </style:style>
    <style:style style:name="P42" style:family="paragraph" style:parent-style-name="Footer">
      <style:text-properties officeooo:paragraph-rsid="01120261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4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4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5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61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6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6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6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6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6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6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6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6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7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7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7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7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7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7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76" style:family="paragraph" style:parent-style-name="Footer">
      <style:paragraph-properties fo:text-align="end" style:justify-single-word="false"/>
      <style:text-properties officeooo:paragraph-rsid="00d4df5c"/>
    </style:style>
    <style:style style:name="P77" style:family="paragraph" style:parent-style-name="Footer">
      <style:text-properties officeooo:paragraph-rsid="00d4df5c"/>
    </style:style>
    <style:style style:name="P78" style:family="paragraph" style:parent-style-name="Footer">
      <style:text-properties officeooo:paragraph-rsid="00863005"/>
    </style:style>
    <style:style style:name="P79" style:family="paragraph" style:parent-style-name="Footer">
      <style:text-properties officeooo:paragraph-rsid="030c4d7d"/>
    </style:style>
    <style:style style:name="P80" style:family="paragraph" style:parent-style-name="Footer">
      <style:text-properties officeooo:paragraph-rsid="00a59a60"/>
    </style:style>
    <style:style style:name="P81" style:family="paragraph" style:parent-style-name="Footer">
      <style:text-properties officeooo:paragraph-rsid="004274bc"/>
    </style:style>
    <style:style style:name="P82" style:family="paragraph" style:parent-style-name="Footer">
      <style:text-properties officeooo:paragraph-rsid="00d8520c"/>
    </style:style>
    <style:style style:name="P83" style:family="paragraph" style:parent-style-name="Footer">
      <style:text-properties officeooo:paragraph-rsid="002aa84d"/>
    </style:style>
    <style:style style:name="P84" style:family="paragraph" style:parent-style-name="Footer">
      <style:text-properties officeooo:rsid="011350d1" officeooo:paragraph-rsid="011350d1"/>
    </style:style>
    <style:style style:name="P85" style:family="paragraph" style:parent-style-name="Footer">
      <style:text-properties officeooo:rsid="0096b4e2" officeooo:paragraph-rsid="0096b4e2"/>
    </style:style>
    <style:style style:name="P86" style:family="paragraph" style:parent-style-name="Footer">
      <style:text-properties officeooo:paragraph-rsid="0096b4e2"/>
    </style:style>
    <style:style style:name="P87" style:family="paragraph" style:parent-style-name="Footer">
      <style:text-properties officeooo:paragraph-rsid="02a682f9"/>
    </style:style>
    <style:style style:name="P88" style:family="paragraph" style:parent-style-name="Standard">
      <style:text-properties fo:font-size="6pt" style:font-size-asian="6pt" style:font-size-complex="6pt"/>
    </style:style>
    <style:style style:name="P8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2" style:family="paragraph" style:parent-style-name="_5f_Header_20_D_20_page_20_impaire_20__28_D_29_">
      <style:text-properties officeooo:paragraph-rsid="01a13e78"/>
    </style:style>
    <style:style style:name="P93" style:family="paragraph" style:parent-style-name="_5f_Header_20_G_20_page_20_impaire_20__28_D_29_">
      <style:text-properties officeooo:paragraph-rsid="01259ec2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6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_5f_Header_20_G_20_page_20_paire_20__28_G_29_">
      <style:text-properties officeooo:paragraph-rsid="00eb2abc"/>
    </style:style>
    <style:style style:name="P98" style:family="paragraph" style:parent-style-name="_5f_Header_20_G_20_page_20_paire_20__28_G_29_">
      <style:paragraph-properties fo:text-align="start" style:justify-single-word="false"/>
    </style:style>
    <style:style style:name="P99" style:family="paragraph" style:parent-style-name="_5f_Header_20_G_20_page_20_paire_20__28_G_29_">
      <style:text-properties officeooo:paragraph-rsid="0334a5be"/>
    </style:style>
    <style:style style:name="P100" style:family="paragraph" style:parent-style-name="_5f_Header_20_N_20_page_20_impaire_20__28_D_29_">
      <style:paragraph-properties fo:text-align="start" style:justify-single-word="false"/>
    </style:style>
    <style:style style:name="P101" style:family="paragraph" style:parent-style-name="_5f_Header_20_N_20_page_20_impaire_20__28_D_29_">
      <style:text-properties officeooo:rsid="0277791e" officeooo:paragraph-rsid="0277791e"/>
    </style:style>
    <style:style style:name="P102" style:family="paragraph" style:parent-style-name="_5f_Header_20_N_20_page_20_impaire_20__28_D_29_">
      <style:text-properties officeooo:rsid="027aa87d" officeooo:paragraph-rsid="027aa87d"/>
    </style:style>
    <style:style style:name="P10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10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10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10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10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10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10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1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1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3" style:family="paragraph" style:parent-style-name="_5f_Tableau_5f_Centré">
      <style:text-properties officeooo:paragraph-rsid="024d0577"/>
    </style:style>
    <style:style style:name="P114" style:family="paragraph" style:parent-style-name="_5f_Tableau_5f_Centré">
      <style:text-properties fo:color="#b3b3b3" loext:opacity="100%" style:font-name="Bitstream Vera Sans4" fo:font-size="10pt" fo:language="fr" fo:country="FR" fo:font-style="normal" officeooo:paragraph-rsid="024d0577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5" style:family="paragraph" style:parent-style-name="_5f_Tableau_5f_Centré">
      <style:text-properties officeooo:rsid="024d0577" officeooo:paragraph-rsid="024d0577"/>
    </style:style>
    <style:style style:name="P116" style:family="paragraph" style:parent-style-name="_5f_Tableau_5f_Centré">
      <style:text-properties officeooo:paragraph-rsid="024db549"/>
    </style:style>
    <style:style style:name="P117" style:family="paragraph" style:parent-style-name="Standard" style:list-style-name="_5f_Numérotation_20_des_20_exercices_20_livrets"/>
    <style:style style:name="P118" style:family="paragraph" style:parent-style-name="Standard" style:list-style-name="_5f_Numérotation_20_des_20_exercices_20_livrets"/>
    <style:style style:name="P119" style:family="paragraph" style:parent-style-name="Table_20_Contents" style:list-style-name="_5f_Numérotation_20_des_20_exercices_20_livrets"/>
    <style:style style:name="P120" style:family="paragraph" style:parent-style-name="_5f_Footer_20_page_20_impaire_20__28_D_29_"/>
    <style:style style:name="P12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22" style:family="paragraph" style:parent-style-name="_5f_Footer_20_page_20_paire_20__28_G_29_"/>
    <style:style style:name="P123" style:family="paragraph" style:parent-style-name="_5f_Footer_20_page_20_paire_20__28_G_29_">
      <style:text-properties fo:font-size="9pt" style:font-size-asian="9pt" style:font-size-complex="9pt"/>
    </style:style>
    <style:style style:name="P124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5" style:family="paragraph" style:parent-style-name="_5f_Tableau_5f_Centré">
      <style:text-properties officeooo:paragraph-rsid="024ec72c"/>
    </style:style>
    <style:style style:name="P126" style:family="paragraph" style:parent-style-name="_5f_Tableau_5f_Centré">
      <style:text-properties fo:color="#000000" loext:opacity="100%" style:font-name="Bitstream Vera Sans" fo:font-size="10pt" fo:language="fr" fo:country="FR" officeooo:paragraph-rsid="024ec72c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7" style:family="paragraph" style:parent-style-name="_5f_Titre_5f_Exercices_5f_sans_5f_Titre" style:list-style-name="_5f_Numérotation_20_des_20_exercices"/>
    <style:style style:name="P128" style:family="paragraph" style:parent-style-name="_5f_Titre_5f_Exercices_5f_sans_5f_Titre" style:master-page-name="_35__5f_2_5f_SERIE_5f_N_5f_GAUCHE_5f_ET_5f_DROITE_5f_1COL">
      <style:paragraph-properties style:page-number="189" fo:break-before="auto" fo:break-after="auto"/>
    </style:style>
    <style:style style:name="P129" style:family="paragraph">
      <style:paragraph-properties fo:text-align="center"/>
    </style:style>
    <style:style style:name="P1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7e12c"/>
    </style:style>
    <style:style style:name="P13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7" style:family="paragraph">
      <loext:graphic-properties draw:fill="solid" draw:fill-color="#7fb241"/>
    </style:style>
    <style:style style:name="P138" style:family="paragraph">
      <loext:graphic-properties draw:fill="solid" draw:fill-color="#1ca2b8"/>
    </style:style>
    <style:style style:name="P139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62e4e"/>
    </style:style>
    <style:style style:name="P1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4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44" style:family="paragraph">
      <loext:graphic-properties draw:fill="solid" draw:fill-color="#000000" draw:opacity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" fo:font-size="16pt" fo:font-style="normal" fo:text-shadow="none" fo:font-weight="bold" officeooo:rsid="024c13ac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4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5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6" style:family="text">
      <style:text-properties fo:font-variant="small-caps" officeooo:rsid="00990660"/>
    </style:style>
    <style:style style:name="T27" style:family="text">
      <style:text-properties fo:font-variant="small-caps" officeooo:rsid="0054f64f"/>
    </style:style>
    <style:style style:name="T28" style:family="text">
      <style:text-properties fo:font-variant="small-caps" officeooo:rsid="00b5d2d1"/>
    </style:style>
    <style:style style:name="T29" style:family="text">
      <style:text-properties fo:font-variant="small-caps" officeooo:rsid="00b6801f"/>
    </style:style>
    <style:style style:name="T30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31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32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3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34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3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6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7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8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40" style:family="text">
      <style:text-properties fo:font-variant="small-caps" fo:color="#9d0f89" loext:opacity="100%" style:font-name="Bitstream Vera Sans" fo:font-size="16pt" fo:font-weight="bold" officeooo:rsid="01a13e78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9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7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71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72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73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74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75" style:family="text">
      <style:text-properties fo:font-variant="small-caps" officeooo:rsid="0096b4e2"/>
    </style:style>
    <style:style style:name="T76" style:family="text">
      <style:text-properties fo:font-variant="small-caps" officeooo:rsid="00a847d5"/>
    </style:style>
    <style:style style:name="T77" style:family="text">
      <style:text-properties fo:font-variant="small-caps" officeooo:rsid="007d7a6f"/>
    </style:style>
    <style:style style:name="T7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2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5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5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55" style:family="text">
      <style:text-properties officeooo:rsid="002925a2"/>
    </style:style>
    <style:style style:name="T156" style:family="text">
      <style:text-properties officeooo:rsid="002b33ed"/>
    </style:style>
    <style:style style:name="T157" style:family="text">
      <style:text-properties officeooo:rsid="010c4d3a"/>
    </style:style>
    <style:style style:name="T158" style:family="text">
      <style:text-properties officeooo:rsid="00b6801f"/>
    </style:style>
    <style:style style:name="T159" style:family="text">
      <style:text-properties fo:font-size="16pt" style:font-size-asian="16pt" style:font-size-complex="16pt"/>
    </style:style>
    <style:style style:name="T160" style:family="text">
      <style:text-properties officeooo:rsid="01f8729d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60d7ef"/>
    </style:style>
    <style:style style:name="T165" style:family="text">
      <style:text-properties officeooo:rsid="02735980"/>
    </style:style>
    <style:style style:name="T166" style:family="text">
      <style:text-properties officeooo:rsid="02757f12"/>
    </style:style>
    <style:style style:name="T167" style:family="text">
      <style:text-properties officeooo:rsid="0272f9e5"/>
    </style:style>
    <style:style style:name="T168" style:family="text">
      <style:text-properties officeooo:rsid="026ec296"/>
    </style:style>
    <style:style style:name="T169" style:family="text">
      <style:text-properties officeooo:rsid="0268e0aa"/>
    </style:style>
    <style:style style:name="T170" style:family="text">
      <style:text-properties officeooo:rsid="0072f07f"/>
    </style:style>
    <style:style style:name="T17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2" style:family="text">
      <style:text-properties officeooo:rsid="014407b5"/>
    </style:style>
    <style:style style:name="T173" style:family="text">
      <style:text-properties officeooo:rsid="0334a5be"/>
    </style:style>
    <style:style style:name="T174" style:family="text">
      <style:text-properties officeooo:rsid="0315af39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officeooo:rsid="00a59a60"/>
    </style:style>
    <style:style style:name="T182" style:family="text">
      <style:text-properties officeooo:rsid="01fe03f2"/>
    </style:style>
    <style:style style:name="T183" style:family="text">
      <style:text-properties officeooo:rsid="0096b4e2"/>
    </style:style>
    <style:style style:name="T184" style:family="text">
      <style:text-properties officeooo:rsid="0032e83a"/>
    </style:style>
    <style:style style:name="T185" style:family="text">
      <style:text-properties officeooo:rsid="00a59037"/>
    </style:style>
    <style:style style:name="T186" style:family="text">
      <style:text-properties style:font-size-asian="10pt" style:font-size-complex="10pt"/>
    </style:style>
    <style:style style:name="T187" style:family="text">
      <style:text-properties style:font-size-asian="8pt" style:font-size-complex="8pt"/>
    </style:style>
    <style:style style:name="T188" style:family="text">
      <style:text-properties style:language-asian="fr" style:country-asian="FR"/>
    </style:style>
    <style:style style:name="T189" style:family="text">
      <style:text-properties officeooo:rsid="024d0577"/>
    </style:style>
    <style:style style:name="T190" style:family="text">
      <style:text-properties fo:color="#000000" loext:opacity="100%" style:font-name="Bitstream Vera Sans" fo:font-size="10pt" fo:language="fr" fo:country="FR" fo:font-style="normal" officeooo:rsid="024db54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1" style:family="text">
      <style:text-properties fo:color="#000000" loext:opacity="100%" style:font-name="Bitstream Vera Sans" fo:font-size="10pt" fo:language="fr" fo:country="FR" officeooo:rsid="024ec72c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92" style:family="text">
      <style:text-properties fo:font-style="normal" officeooo:rsid="024d0577"/>
    </style:style>
    <style:style style:name="T193" style:family="text">
      <style:text-properties fo:font-style="normal" officeooo:rsid="024db549"/>
    </style:style>
    <style:style style:name="T194" style:family="text">
      <style:text-properties officeooo:rsid="024ec72c"/>
    </style:style>
    <style:style style:name="T195" style:family="text"/>
    <style:style style:name="T19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7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middl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middle"/>
    </style:style>
    <style:style style:name="fr3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6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71cm" svg:stroke-color="#000000" svg:stroke-opacity="100%" draw:fill="solid" draw:fill-color="#000000" draw:opacity="100%" fo:min-height="0cm" fo:min-width="0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3" draw:name="Shape2_1" draw:style-name="gr21" draw:text-style-name="P143" svg:width="3.918cm" svg:height="1.031cm" draw:transform="rotate (0.0876155284501153) translate (0.137583333333333cm 0.342194444444444cm)">
        <draw:text-box>
          <text:p text:style-name="P129"><text:span text:style-name="T197">Fiche supplémentaire</text:span></text:p>
        </draw:text-box>
      </draw:frame>
      <draw:line text:anchor-type="page" text:anchor-page-number="1" draw:z-index="2" draw:name="Shape3_0" draw:style-name="gr23" draw:text-style-name="P129" svg:x1="7.027cm" svg:y1="1.49cm" svg:x2="21.997cm" svg:y2="1.411cm">
        <text:p/>
      </draw:line>
      <draw:frame text:anchor-type="page" text:anchor-page-number="1" draw:z-index="1" draw:name="Shape8_0" draw:style-name="gr24" draw:text-style-name="P136" svg:width="2.703cm" svg:height="0.715cm" draw:transform="rotate (0.0872664625997165) translate (1.32644444444444cm 1.21884722222222cm)">
        <draw:text-box>
          <text:p text:style-name="P129"><text:span text:style-name="T196">Série 2</text:span></text:p>
        </draw:text-box>
      </draw:frame>
      <draw:path text:anchor-type="page" text:anchor-page-number="1" draw:z-index="0" draw:name="Shape1" draw:style-name="gr25" draw:text-style-name="P132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2738168404" text:style-name="_5f_Numérotation_20_des_20_exercices">
              <text:list-item text:start-value="1">
                <text:h text:style-name="P128" text:outline-level="1" text:restart-numbering="true" text:start-value="1"><text:span text:style-name="_5f_Caractères">Dans le tableau suivant, place les chiffres des masses proposées, puis convertis dans l’unité demandée.</text:span></text:h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7"/>
              <table:table-column table:style-name="Table1.J"/>
              <table:table-row table:style-name="Table1.1">
                <table:table-cell table:style-name="Table1.A1" office:value-type="string">
                  <text:list xml:id="list131760538746921" text:continue-list="list2738168404" text:style-name="_5f_Numérotation_20_des_20_exercices_20_livrets">
                    <text:list-header>
                      <text:p text:style-name="P117"/>
                    </text:list-header>
                  </text:list>
                </table:table-cell>
                <table:table-cell table:style-name="Table1.B1" office:value-type="string">
                  <text:list xml:id="list131762097759167" text:continue-numbering="true" text:style-name="_5f_Numérotation_20_des_20_exercices_20_livrets">
                    <text:list-header>
                      <text:p text:style-name="P117"/>
                    </text:list-header>
                  </text:list>
                </table:table-cell>
                <table:table-cell table:style-name="Table1.C1" office:value-type="string">
                  <text:h text:style-name="_5f_Tableau_5f_Centré_5f_Gras" text:outline-level="1">kg</text:h>
                </table:table-cell>
                <table:table-cell table:style-name="Table1.C1" office:value-type="string">
                  <text:h text:style-name="_5f_Tableau_5f_Centré_5f_Gras" text:outline-level="1">hg</text:h>
                </table:table-cell>
                <table:table-cell table:style-name="Table1.C1" office:value-type="string">
                  <text:h text:style-name="_5f_Tableau_5f_Centré_5f_Gras" text:outline-level="1">dag</text:h>
                </table:table-cell>
                <table:table-cell table:style-name="Table1.C1" office:value-type="string">
                  <text:h text:style-name="_5f_Tableau_5f_Centré_5f_Gras" text:outline-level="1">g</text:h>
                </table:table-cell>
                <table:table-cell table:style-name="Table1.C1" office:value-type="string">
                  <text:h text:style-name="_5f_Tableau_5f_Centré_5f_Gras" text:outline-level="1">dg</text:h>
                </table:table-cell>
                <table:table-cell table:style-name="Table1.C1" office:value-type="string">
                  <text:h text:style-name="_5f_Tableau_5f_Centré_5f_Gras" text:outline-level="1">cg</text:h>
                </table:table-cell>
                <table:table-cell table:style-name="Table1.C1" office:value-type="string">
                  <text:h text:style-name="_5f_Tableau_5f_Centré_5f_Gras" text:outline-level="1">mg</text:h>
                </table:table-cell>
                <table:table-cell table:style-name="Table1.J1" office:value-type="string">
                  <text:h text:style-name="_5f_Tableau_5f_Centré_5f_Gras" text:outline-level="1"/>
                </table:table-cell>
              </table:table-row>
              <table:table-row table:style-name="Table1.2">
                <table:table-cell table:style-name="Table1.A2" office:value-type="string">
                  <text:list xml:id="list131760064262290" text:continue-list="list131762097759167" text:style-name="_5f_Numérotation_20_des_20_exercices_20_livrets">
                    <text:list-item>
                      <text:list>
                        <text:list-item text:start-value="1"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1.B2" office:value-type="string">
                  <text:h text:style-name="_5f_Tableau_5f_Centré_5f_Gras" text:outline-level="1">524 g</text:h>
                </table:table-cell>
                <table:table-cell table:style-name="Table1.C2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D2" office:value-type="string">
                  <text:h text:style-name="P113" text:outline-level="1"><text:span text:style-name="_5f_Caractères_5f_correction"><text:span text:style-name="T189">5</text:span></text:span></text:h>
                </table:table-cell>
                <table:table-cell table:style-name="Table1.E2" office:value-type="string">
                  <text:h text:style-name="P113" text:outline-level="1"><text:span text:style-name="_5f_Caractères_5f_correction"><text:span text:style-name="T189">2</text:span></text:span></text:h>
                </table:table-cell>
                <table:table-cell table:style-name="Table1.F2" office:value-type="string">
                  <text:h text:style-name="P113" text:outline-level="1"><text:span text:style-name="_5f_Caractères_5f_correction"><text:span text:style-name="T189">4</text:span></text:span></text:h>
                </table:table-cell>
                <table:table-cell table:style-name="Table1.G2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H2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I2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J2" office:value-type="string">
                  <text:h text:style-name="_5f_Tableau_5f_Centré" text:outline-level="1"><text:span text:style-name="_5f_Caractères_5f_correction"><text:span text:style-name="T192">5 240 </text:span></text:span>dg</text:h>
                </table:table-cell>
              </table:table-row>
              <table:table-row table:style-name="Table1.3">
                <table:table-cell table:style-name="Table1.A3" office:value-type="string">
                  <text:list xml:id="list131760748156475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1.B3" office:value-type="string">
                  <text:h text:style-name="_5f_Tableau_5f_Centré_5f_Gras" text:outline-level="1">130 004 cg</text:h>
                </table:table-cell>
                <table:table-cell table:style-name="Table1.C3" office:value-type="string">
                  <text:h text:style-name="P113" text:outline-level="1"><text:span text:style-name="_5f_Caractères_5f_correction"><text:span text:style-name="T189">1</text:span></text:span></text:h>
                </table:table-cell>
                <table:table-cell table:style-name="Table1.D3" office:value-type="string">
                  <text:h text:style-name="P113" text:outline-level="1"><text:span text:style-name="_5f_Caractères_5f_correction"><text:span text:style-name="T189">3</text:span></text:span></text:h>
                </table:table-cell>
                <table:table-cell table:style-name="Table1.E3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F3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G3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H3" office:value-type="string">
                  <text:h text:style-name="P113" text:outline-level="1"><text:span text:style-name="_5f_Caractères_5f_correction"><text:span text:style-name="T189">4</text:span></text:span></text:h>
                </table:table-cell>
                <table:table-cell table:style-name="Table1.I3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J3" office:value-type="string">
                  <text:h text:style-name="_5f_Tableau_5f_Centré" text:outline-level="1"><text:span text:style-name="_5f_Caractères_5f_correction"><text:span text:style-name="T192">130,004 </text:span></text:span>dag</text:h>
                </table:table-cell>
              </table:table-row>
              <table:table-row table:style-name="Table1.4">
                <table:table-cell table:style-name="Table1.A4" office:value-type="string">
                  <text:list xml:id="list131760709216288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1.B4" office:value-type="string">
                  <text:h text:style-name="_5f_Tableau_5f_Centré_5f_Gras" text:outline-level="1">2 kg et 425 mg</text:h>
                </table:table-cell>
                <table:table-cell table:style-name="Table1.C4" office:value-type="string">
                  <text:h text:style-name="P113" text:outline-level="1"><text:span text:style-name="_5f_Caractères_5f_correction"><text:span text:style-name="T189">2</text:span></text:span></text:h>
                </table:table-cell>
                <table:table-cell table:style-name="Table1.D4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E4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F4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G4" office:value-type="string">
                  <text:h text:style-name="P113" text:outline-level="1"><text:span text:style-name="_5f_Caractères_5f_correction"><text:span text:style-name="T189">4</text:span></text:span></text:h>
                </table:table-cell>
                <table:table-cell table:style-name="Table1.H4" office:value-type="string">
                  <text:h text:style-name="P113" text:outline-level="1"><text:span text:style-name="_5f_Caractères_5f_correction"><text:span text:style-name="T189">2</text:span></text:span></text:h>
                </table:table-cell>
                <table:table-cell table:style-name="Table1.I4" office:value-type="string">
                  <text:h text:style-name="P113" text:outline-level="1"><text:span text:style-name="_5f_Caractères_5f_correction"><text:span text:style-name="T189">5</text:span></text:span></text:h>
                </table:table-cell>
                <table:table-cell table:style-name="Table1.J4" office:value-type="string">
                  <text:h text:style-name="_5f_Tableau_5f_Centré" text:outline-level="1"><text:span text:style-name="_5f_Caractères_5f_correction"><text:span text:style-name="T192">20 004,25 </text:span></text:span>dg</text:h>
                </table:table-cell>
              </table:table-row>
              <table:table-row table:style-name="Table1.5">
                <table:table-cell table:style-name="Table1.A5" office:value-type="string">
                  <text:list xml:id="list131760498647129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1.B5" office:value-type="string">
                  <text:h text:style-name="_5f_Tableau_5f_Centré_5f_Gras" text:outline-level="1">12 hg et 6 g</text:h>
                </table:table-cell>
                <table:table-cell table:style-name="Table1.C5" office:value-type="string">
                  <text:h text:style-name="P113" text:outline-level="1"><text:span text:style-name="_5f_Caractères_5f_correction"><text:span text:style-name="T189">1</text:span></text:span></text:h>
                </table:table-cell>
                <table:table-cell table:style-name="Table1.D5" office:value-type="string">
                  <text:h text:style-name="P113" text:outline-level="1"><text:span text:style-name="_5f_Caractères_5f_correction"><text:span text:style-name="T189">2</text:span></text:span></text:h>
                </table:table-cell>
                <table:table-cell table:style-name="Table1.E5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F5" office:value-type="string">
                  <text:h text:style-name="P114" text:outline-level="1"><text:span text:style-name="_5f_Caractères_5f_correction"><text:span text:style-name="T189">6</text:span></text:span></text:h>
                </table:table-cell>
                <table:table-cell table:style-name="Table1.G5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H5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I5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J5" office:value-type="string">
                  <text:h text:style-name="_5f_Tableau_5f_Centré" text:outline-level="1"><text:span text:style-name="_5f_Caractères_5f_correction"><text:span text:style-name="T192">120,6 </text:span></text:span>dag</text:h>
                </table:table-cell>
              </table:table-row>
              <table:table-row table:style-name="Table1.6">
                <table:table-cell table:style-name="Table1.A6" office:value-type="string">
                  <text:list xml:id="list131761615323219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1.B6" office:value-type="string">
                  <text:h text:style-name="_5f_Tableau_5f_Centré_5f_Gras" text:outline-level="1">2,095 dag</text:h>
                </table:table-cell>
                <table:table-cell table:style-name="Table1.C6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D6" office:value-type="string">
                  <text:h text:style-name="P113" text:outline-level="1"><text:span text:style-name="_5f_Caractères_5f_correction"/></text:h>
                </table:table-cell>
                <table:table-cell table:style-name="Table1.E6" office:value-type="string">
                  <text:h text:style-name="P113" text:outline-level="1"><text:span text:style-name="_5f_Caractères_5f_correction"><text:span text:style-name="T189">2</text:span></text:span></text:h>
                </table:table-cell>
                <table:table-cell table:style-name="Table1.F6" office:value-type="string">
                  <text:h text:style-name="P113" text:outline-level="1"><text:span text:style-name="_5f_Caractères_5f_correction"><text:span text:style-name="T189">0</text:span></text:span></text:h>
                </table:table-cell>
                <table:table-cell table:style-name="Table1.G6" office:value-type="string">
                  <text:h text:style-name="P113" text:outline-level="1"><text:span text:style-name="_5f_Caractères_5f_correction"><text:span text:style-name="T189">9</text:span></text:span></text:h>
                </table:table-cell>
                <table:table-cell table:style-name="Table1.H6" office:value-type="string">
                  <text:h text:style-name="P113" text:outline-level="1"><text:span text:style-name="_5f_Caractères_5f_correction"><text:span text:style-name="T189">5</text:span></text:span></text:h>
                </table:table-cell>
                <table:table-cell table:style-name="Table1.I6" office:value-type="string">
                  <text:h text:style-name="_5f_Tableau_5f_Centré" text:outline-level="1"><text:span text:style-name="_5f_Caractères_5f_correction"/></text:h>
                </table:table-cell>
                <table:table-cell table:style-name="Table1.J6" office:value-type="string">
                  <text:h text:style-name="_5f_Tableau_5f_Centré" text:outline-level="1"><text:span text:style-name="_5f_Caractères_5f_correction"><text:span text:style-name="T192">20,95 </text:span></text:span>dg</text:h>
                </table:table-cell>
              </table:table-row>
            </table:table>
            <text:list xml:id="list131760280225721" text:continue-list="list131761615323219" text:style-name="_5f_Numérotation_20_des_20_exercices">
              <text:list-item>
                <text:h text:style-name="_5f_Titre_5f_Exercices_5f_sans_5f_Titre" text:outline-level="1"><text:span text:style-name="Character_5f_20_5f_style">Convertis chaque masse dans l'unité indiquée.</text:span></text:h>
              </text:list-item>
            </text:list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column table:style-name="Tableau6.E"/>
              <table:table-column table:style-name="Tableau6.F"/>
              <table:table-column table:style-name="Tableau6.G"/>
              <table:table-row table:style-name="Tableau6.1">
                <table:table-cell table:style-name="Tableau6.A1" office:value-type="string">
                  <text:list xml:id="list131760684693979" text:continue-list="list131760280225721" text:style-name="_5f_Numérotation_20_des_20_exercices_20_livrets">
                    <text:list-header>
                      <text:p text:style-name="P119"/>
                    </text:list-header>
                  </text:list>
                </table:table-cell>
                <table:table-cell table:style-name="Tableau6.B1" office:value-type="string">
                  <text:list xml:id="list131760233626160" text:continue-numbering="true" text:style-name="_5f_Numérotation_20_des_20_exercices_20_livrets">
                    <text:list-header>
                      <text:p text:style-name="P119"/>
                    </text:list-header>
                  </text:list>
                </table:table-cell>
                <table:table-cell table:style-name="Tableau6.C1" office:value-type="string">
                  <text:h text:style-name="_5f_Tableau_5f_Centré_5f_Gras" text:outline-level="1">En kg</text:h>
                </table:table-cell>
                <table:table-cell table:style-name="Tableau6.C1" office:value-type="string">
                  <text:h text:style-name="_5f_Tableau_5f_Centré_5f_Gras" text:outline-level="1">En hg</text:h>
                </table:table-cell>
                <table:table-cell table:style-name="Tableau6.C1" office:value-type="string">
                  <text:h text:style-name="_5f_Tableau_5f_Centré_5f_Gras" text:outline-level="1">En dag</text:h>
                </table:table-cell>
                <table:table-cell table:style-name="Tableau6.C1" office:value-type="string">
                  <text:h text:style-name="_5f_Tableau_5f_Centré_5f_Gras" text:outline-level="1">En g</text:h>
                </table:table-cell>
                <table:table-cell table:style-name="Tableau6.G1" office:value-type="string">
                  <text:h text:style-name="_5f_Tableau_5f_Centré_5f_Gras" text:outline-level="1">En dg</text:h>
                </table:table-cell>
              </table:table-row>
              <table:table-row table:style-name="Tableau6.2">
                <table:table-cell table:style-name="Tableau6.A2" office:value-type="string">
                  <text:list xml:id="list131760475053918" text:continue-list="list131760233626160" text:style-name="_5f_Numérotation_20_des_20_exercices_20_livrets">
                    <text:list-item>
                      <text:list>
                        <text:list-item text:start-value="1"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95 hg</text:h>
                </table:table-cell>
                <table:table-cell table:style-name="Tableau6.C2" office:value-type="string">
                  <text:h text:style-name="P126" text:outline-level="1"><text:span text:style-name="_5f_Caractères_5f_correction"><text:span text:style-name="T194">9,5</text:span></text:span></text:h>
                </table:table-cell>
                <table:table-cell table:style-name="Tableau6.D2" office:value-type="string">
                  <text:h text:style-name="P115" text:outline-level="1"><text:span text:style-name="_5f_Caractères_5f_correction"/></text:h>
                </table:table-cell>
                <table:table-cell table:style-name="Tableau6.C2" office:value-type="string">
                  <text:h text:style-name="P126" text:outline-level="1"><text:span text:style-name="_5f_Caractères_5f_correction"><text:span text:style-name="T194">950</text:span></text:span></text:h>
                </table:table-cell>
                <table:table-cell table:style-name="Tableau6.C2" office:value-type="string">
                  <text:h text:style-name="P126" text:outline-level="1"><text:span text:style-name="_5f_Caractères_5f_correction"><text:span text:style-name="T194">9 500</text:span></text:span></text:h>
                </table:table-cell>
                <table:table-cell table:style-name="Tableau6.G2" office:value-type="string">
                  <text:h text:style-name="P126" text:outline-level="1"><text:span text:style-name="_5f_Caractères_5f_correction"><text:span text:style-name="T194">95 000</text:span></text:span></text:h>
                </table:table-cell>
              </table:table-row>
              <table:table-row table:style-name="Tableau6.2">
                <table:table-cell table:style-name="Tableau6.A2" office:value-type="string">
                  <text:list xml:id="list131760918961931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5,725 kg</text:h>
                </table:table-cell>
                <table:table-cell table:style-name="Tableau6.D2" office:value-type="string">
                  <text:h text:style-name="P115" text:outline-level="1"><text:span text:style-name="_5f_Caractères_5f_correction"/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57,25</text:span></text:span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572,5</text:span></text:span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5 75</text:span></text:span><text:span text:style-name="_5f_Caractères_5f_correction"><text:span text:style-name="T191">25</text:span></text:span></text:h>
                </table:table-cell>
                <table:table-cell table:style-name="Tableau6.G3" office:value-type="string">
                  <text:h text:style-name="P125" text:outline-level="1"><text:span text:style-name="_5f_Caractères_5f_correction"><text:span text:style-name="T194">57 525</text:span></text:span></text:h>
                </table:table-cell>
              </table:table-row>
              <table:table-row table:style-name="Tableau6.2">
                <table:table-cell table:style-name="Tableau6.A2" office:value-type="string">
                  <text:list xml:id="list131761563355178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au6.B2" office:value-type="string">
                  <text:h text:style-name="_5f_Tableau_5f_Centré_5f_Gras" text:outline-level="1">84,59 dg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0,008 459</text:span></text:span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0,084 59</text:span></text:span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0,845 9</text:span></text:span></text:h>
                </table:table-cell>
                <table:table-cell table:style-name="Tableau6.C2" office:value-type="string">
                  <text:h text:style-name="P125" text:outline-level="1"><text:span text:style-name="_5f_Caractères_5f_correction"><text:span text:style-name="T194">8,459</text:span></text:span></text:h>
                </table:table-cell>
                <table:table-cell table:style-name="Tableau6.G4" office:value-type="string">
                  <text:h text:style-name="_5f_Tableau_5f_Centré" text:outline-level="1"><text:span text:style-name="_5f_Caractères_5f_correction"/></text:h>
                </table:table-cell>
              </table:table-row>
            </table:table>
            <text:list xml:id="list131760545398460" text:continue-list="list131761563355178" text:style-name="_5f_Numérotation_20_des_20_exercices">
              <text:list-item>
                <text:h text:style-name="P127" text:outline-level="1"><text:span text:style-name="_5f_Caractères"><text:s/></text:span><text:span text:style-name="livret">Sur une étagère, on dispose de quatre masses marquées 2 hg, quatre masses marquées 2g et 4 masses mar­quées 2 cg. On dispose aussi d’une masse marquée 5 dag, et d’une masse marquée 5 dg :</text:span></text:h>
              </text:list-item>
            </text:list>
            <table:table table:name="Table3" table:style-name="Table3">
              <table:table-column table:style-name="Table3.A"/>
              <table:table-column table:style-name="Table3.B" table:number-columns-repeated="5"/>
              <table:table-row table:style-name="Table3.1">
                <table:table-cell table:style-name="Table3.A1" office:value-type="string">
                  <text:h text:style-name="_5f_Tableau_5f_Centré_5f_Gras" text:outline-level="1"><text:span text:style-name="livret">Types de poids</text:span></text:h>
                </table:table-cell>
                <table:table-cell table:style-name="Table3.B1" office:value-type="string">
                  <text:p text:style-name="Standard"><draw:custom-shape text:anchor-type="paragraph" draw:z-index="4" draw:name="Ellipse 5" draw:style-name="gr22" draw:text-style-name="P144" svg:width="0.318cm" svg:height="0.292cm" svg:x="1.201cm" svg:y="0.192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  <text:p text:style-name="Standard"><draw:frame draw:style-name="fr2" draw:name="Cadre3" text:anchor-type="paragraph" svg:y="0cm" svg:width="1.852cm" style:rel-width="scale" svg:height="2.302cm" style:rel-height="scale" draw:z-index="3"><draw:text-box><text:p text:style-name="Frame_20_contents"><text:span text:style-name="livret">2 hg</text:span></text:p></draw:text-box></draw:frame><text:span text:style-name="livret"/></text:p>
                </table:table-cell>
                <table:table-cell table:style-name="Table3.C1" office:value-type="string">
                  <text:p text:style-name="Standard"><draw:frame draw:style-name="fr1" draw:name="Cadre4" text:anchor-type="paragraph" svg:x="0.178cm" svg:y="0.894cm" svg:width="2.064cm" style:rel-width="scale" svg:height="1.402cm" style:rel-height="scale" draw:z-index="5"><draw:text-box><text:p text:style-name="Frame_20_contents"><text:span text:style-name="livret">5 dag</text:span></text:p></draw:text-box></draw:frame><draw:custom-shape text:anchor-type="paragraph" draw:z-index="9" draw:name="Ellipse 5_0" draw:style-name="gr22" draw:text-style-name="P144" svg:width="0.295cm" svg:height="0.292cm" svg:x="1.072cm" svg:y="0.661cm"><text:p/>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D1" office:value-type="string">
                  <text:p text:style-name="Standard"><draw:frame draw:style-name="fr1" draw:name="Cadre5" text:anchor-type="paragraph" svg:x="0.526cm" svg:y="0.894cm" svg:width="1.614cm" style:rel-width="scale" svg:height="1.085cm" style:rel-height="scale" draw:z-index="6"><draw:text-box><text:p text:style-name="Frame_20_contents"><text:span text:style-name="livret">5 dg</text:span></text:p></draw:text-box></draw:frame><draw:custom-shape text:anchor-type="paragraph" draw:z-index="10" draw:name="Ellipse 5_1" draw:style-name="gr22" draw:text-style-name="P144" svg:width="0.295cm" svg:height="0.292cm" svg:x="1.205cm" svg:y="0.67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E1" office:value-type="string">
                  <text:p text:style-name="Standard"><draw:frame draw:style-name="fr1" draw:name="Cadre6" text:anchor-type="paragraph" svg:x="0.425cm" svg:y="1.372cm" svg:width="1.483cm" style:rel-width="scale" svg:height="0.963cm" style:rel-height="scale" draw:z-index="7"><draw:text-box><text:p text:style-name="Frame_20_contents"><text:span text:style-name="livret">2 g</text:span></text:p></draw:text-box></draw:frame><draw:custom-shape text:anchor-type="paragraph" draw:z-index="11" draw:name="Ellipse 5_2" draw:style-name="gr22" draw:text-style-name="P144" svg:width="0.295cm" svg:height="0.292cm" svg:x="1.012cm" svg:y="1.139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  <table:table-cell table:style-name="Table3.F1" office:value-type="string">
                  <text:p text:style-name="Standard"><draw:frame draw:style-name="fr1" draw:name="Zone de texte 4" text:anchor-type="paragraph" svg:x="0.582cm" svg:y="1.055cm" svg:width="1.363cm" style:rel-width="scale" svg:height="0.857cm" style:rel-height="scale" draw:z-index="8"><draw:text-box><text:p text:style-name="Frame_20_contents"><text:span text:style-name="livret"><text:span text:style-name="T187">2 </text:span></text:span><text:span text:style-name="livret"><text:span text:style-name="T186">cg</text:span></text:span></text:p></draw:text-box></draw:frame><draw:custom-shape text:anchor-type="paragraph" draw:z-index="12" draw:name="Ellipse 5_3" draw:style-name="gr22" draw:text-style-name="P144" svg:width="0.295cm" svg:height="0.292cm" svg:x="1.155cm" svg:y="0.834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text:span text:style-name="livret"><text:span text:style-name="T188"/></text:span></text:p>
                </table:table-cell>
              </table:table-row>
              <table:table-row table:style-name="Table3.2">
                <table:table-cell table:style-name="Table3.A1" office:value-type="string">
                  <text:h text:style-name="_5f_Tableau_5f_Centré_5f_Gras" text:outline-level="1"><text:span text:style-name="livret">Nombre disponible</text:span></text:h>
                </table:table-cell>
                <table:table-cell table:style-name="Table3.B2" office:value-type="string">
                  <text:h text:style-name="_5f_Tableau_5f_Centré" text:outline-level="1"><text:span text:style-name="livret">4</text:span></text:h>
                </table:table-cell>
                <table:table-cell table:style-name="Table3.C2" office:value-type="string">
                  <text:h text:style-name="_5f_Tableau_5f_Centré" text:outline-level="1"><text:span text:style-name="livret">1</text:span></text:h>
                </table:table-cell>
                <table:table-cell table:style-name="Table3.D2" office:value-type="string">
                  <text:h text:style-name="_5f_Tableau_5f_Centré" text:outline-level="1"><text:span text:style-name="livret">1</text:span></text:h>
                </table:table-cell>
                <table:table-cell table:style-name="Table3.E2" office:value-type="string">
                  <text:h text:style-name="_5f_Tableau_5f_Centré" text:outline-level="1"><text:span text:style-name="livret">4</text:span></text:h>
                </table:table-cell>
                <table:table-cell table:style-name="Table3.F2" office:value-type="string">
                  <text:h text:style-name="_5f_Tableau_5f_Centré" text:outline-level="1"><text:span text:style-name="livret">4</text:span></text:h>
                </table:table-cell>
              </table:table-row>
            </table:table>
            <text:h text:style-name="_5f_Paragraphe" text:outline-level="1">Complète le tableau.</text:h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4"/>
              <table:table-column table:style-name="Table2.G"/>
              <table:table-row table:style-name="Table2.1">
                <table:table-cell table:style-name="Table2.A1" office:value-type="string">
                  <text:list xml:id="list131760347293373" text:continue-list="list131760545398460" text:style-name="_5f_Numérotation_20_des_20_exercices_20_livrets">
                    <text:list-header>
                      <text:p text:style-name="P119"/>
                    </text:list-header>
                  </text:list>
                </table:table-cell>
                <table:table-cell table:style-name="Table2.B1" office:value-type="string">
                  <text:h text:style-name="_5f_Tableau_5f_Centré_5f_Gras" text:outline-level="1">2 hg</text:h>
                </table:table-cell>
                <table:table-cell table:style-name="Table2.B1" office:value-type="string">
                  <text:h text:style-name="_5f_Tableau_5f_Centré_5f_Gras" text:outline-level="1">5 dag</text:h>
                </table:table-cell>
                <table:table-cell table:style-name="Table2.B1" office:value-type="string">
                  <text:h text:style-name="_5f_Tableau_5f_Centré_5f_Gras" text:outline-level="1">2 g</text:h>
                </table:table-cell>
                <table:table-cell table:style-name="Table2.B1" office:value-type="string">
                  <text:h text:style-name="_5f_Tableau_5f_Centré_5f_Gras" text:outline-level="1">5 dg</text:h>
                </table:table-cell>
                <table:table-cell table:style-name="Table2.B1" office:value-type="string">
                  <text:h text:style-name="_5f_Tableau_5f_Centré_5f_Gras" text:outline-level="1">2 cg</text:h>
                </table:table-cell>
                <table:table-cell table:style-name="Table2.G1" office:value-type="string">
                  <text:list xml:id="list131761245646175" text:continue-numbering="true" text:style-name="_5f_Numérotation_20_des_20_exercices_20_livrets">
                    <text:list-header>
                      <text:p text:style-name="P119"/>
                    </text:list-header>
                  </text:list>
                </table:table-cell>
              </table:table-row>
              <table:table-row table:style-name="Table2.2">
                <table:table-cell table:style-name="Table2.A2" office:value-type="string">
                  <text:list xml:id="list131760759528361" text:continue-list="list131761245646175" text:style-name="_5f_Numérotation_20_des_20_exercices_20_livrets">
                    <text:list-item>
                      <text:list>
                        <text:list-item text:start-value="1"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D2" office:value-type="string">
                  <text:h text:style-name="_5f_Tableau_5f_Centré" text:outline-level="1">2</text:h>
                </table:table-cell>
                <table:table-cell table:style-name="Table2.E2" office:value-type="string">
                  <text:h text:style-name="_5f_Tableau_5f_Centré" text:outline-level="1">1</text:h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G2" office:value-type="string">
                  <text:h text:style-name="_5f_Tableau_5f_Centré" text:outline-level="1"><text:span text:style-name="_5f_Caractères_5f_correction"><text:span text:style-name="T190">45</text:span></text:span><text:span text:style-name="_5f_Caractères_5f_correction"><text:span text:style-name="T193"> </text:span></text:span><text:span text:style-name="_5f_Caractères_5f_correction"><text:s/></text:span>dg</text:h>
                </table:table-cell>
              </table:table-row>
              <table:table-row table:style-name="Table2.2">
                <table:table-cell table:style-name="Table2.A5" office:value-type="string">
                  <text:list xml:id="list131761184419883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3" office:value-type="string">
                  <text:h text:style-name="_5f_Tableau_5f_Centré" text:outline-level="1">2</text:h>
                </table:table-cell>
                <table:table-cell table:style-name="Table2.C3" office:value-type="string">
                  <text:h text:style-name="_5f_Tableau_5f_Centré" text:outline-level="1">1</text:h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B2" office:value-type="string">
                  <text:h text:style-name="_5f_Tableau_5f_Centré" text:outline-level="1"/>
                </table:table-cell>
                <table:table-cell table:style-name="Table2.F3" office:value-type="string">
                  <text:h text:style-name="_5f_Tableau_5f_Centré" text:outline-level="1">4</text:h>
                </table:table-cell>
                <table:table-cell table:style-name="Table2.G3" office:value-type="string">
                  <text:h text:style-name="P116" text:outline-level="1"><text:span text:style-name="_5f_Caractères_5f_correction"><text:span text:style-name="T190">4 5</text:span></text:span><text:span text:style-name="_5f_Caractères_5f_correction"><text:span text:style-name="T193">00,</text:span></text:span><text:span text:style-name="_5f_Caractères_5f_correction"><text:span text:style-name="T190">8</text:span></text:span><text:span text:style-name="_5f_Caractères_5f_correction"><text:span text:style-name="T193"> </text:span></text:span><text:span text:style-name="_5f_Caractères_5f_correction"><text:s/></text:span>dg</text:h>
                </table:table-cell>
              </table:table-row>
              <table:table-row table:style-name="Table2.4">
                <table:table-cell table:style-name="Table2.A5" office:value-type="string">
                  <text:list xml:id="list131760198899447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4" office:value-type="string">
                  <text:h text:style-name="_5f_Tableau_5f_Centré" text:outline-level="1">1</text:h>
                </table:table-cell>
                <table:table-cell table:style-name="Table2.C4" office:value-type="string">
                  <text:h text:style-name="_5f_Tableau_5f_Centré" text:outline-level="1">1</text:h>
                </table:table-cell>
                <table:table-cell table:style-name="Table2.D4" office:value-type="string">
                  <text:h text:style-name="_5f_Tableau_5f_Centré" text:outline-level="1">1</text:h>
                </table:table-cell>
                <table:table-cell table:style-name="Table2.E4" office:value-type="string">
                  <text:h text:style-name="_5f_Tableau_5f_Centré" text:outline-level="1">1</text:h>
                </table:table-cell>
                <table:table-cell table:style-name="Table2.F4" office:value-type="string">
                  <text:h text:style-name="_5f_Tableau_5f_Centré" text:outline-level="1">1</text:h>
                </table:table-cell>
                <table:table-cell table:style-name="Table2.G4" office:value-type="string">
                  <text:h text:style-name="P116" text:outline-level="1"><text:span text:style-name="_5f_Caractères_5f_correction"><text:span text:style-name="T193">2 </text:span></text:span><text:span text:style-name="_5f_Caractères_5f_correction"><text:span text:style-name="T190">525,2</text:span></text:span><text:span text:style-name="_5f_Caractères_5f_correction"><text:span text:style-name="T193"> </text:span></text:span><text:span text:style-name="_5f_Caractères_5f_correction"><text:s/></text:span>dg</text:h>
                </table:table-cell>
              </table:table-row>
              <table:table-row table:style-name="Table2.5">
                <table:table-cell table:style-name="Table2.A5" office:value-type="string">
                  <text:list xml:id="list131761029535509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5" office:value-type="string">
                  <text:h text:style-name="P116" text:outline-level="1"><text:span text:style-name="_5f_Caractères_5f_correction"><text:span text:style-name="T190">1</text:span></text:span></text:h>
                </table:table-cell>
                <table:table-cell table:style-name="Table2.C5" office:value-type="string">
                  <text:h text:style-name="P116" text:outline-level="1"><text:span text:style-name="_5f_Caractères_5f_correction"><text:span text:style-name="T190">1</text:span></text:span></text:h>
                </table:table-cell>
                <table:table-cell table:style-name="Table2.D5" office:value-type="string">
                  <text:h text:style-name="P116" text:outline-level="1"><text:span text:style-name="_5f_Caractères_5f_correction"><text:span text:style-name="T190">3</text:span></text:span></text:h>
                </table:table-cell>
                <table:table-cell table:style-name="Table2.E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F5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G5" office:value-type="string">
                  <text:h text:style-name="_5f_Tableau_5f_Centré" text:outline-level="1"><text:span text:style-name="_5f_Caractères">256</text:span><text:span text:style-name="_5f_pointillés_20_gris"> </text:span>g</text:h>
                </table:table-cell>
              </table:table-row>
              <table:table-row table:style-name="Table2.6">
                <table:table-cell table:style-name="Table2.A7" office:value-type="string">
                  <text:list xml:id="list131801033530011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C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D6" office:value-type="string">
                  <text:h text:style-name="P116" text:outline-level="1"><text:span text:style-name="_5f_Caractères_5f_correction"><text:span text:style-name="T190">1</text:span></text:span></text:h>
                </table:table-cell>
                <table:table-cell table:style-name="Table2.E6" office:value-type="string">
                  <text:h text:style-name="P116" text:outline-level="1"><text:span text:style-name="_5f_Caractères_5f_correction"><text:span text:style-name="T190">1</text:span></text:span></text:h>
                </table:table-cell>
                <table:table-cell table:style-name="Table2.F6" office:value-type="string">
                  <text:h text:style-name="P116" text:outline-level="1"><text:span text:style-name="_5f_Caractères_5f_correction"><text:span text:style-name="T190">3</text:span></text:span></text:h>
                </table:table-cell>
                <table:table-cell table:style-name="Table2.G6" office:value-type="string">
                  <text:h text:style-name="_5f_Tableau_5f_Centré" text:outline-level="1"><text:span text:style-name="_5f_Caractères">2,56 </text:span>g</text:h>
                </table:table-cell>
              </table:table-row>
              <table:table-row table:style-name="Table2.7">
                <table:table-cell table:style-name="Table2.A7" office:value-type="string">
                  <text:list xml:id="list131800405015824" text:continue-numbering="true" text:style-name="_5f_Numérotation_20_des_20_exercices_20_livrets">
                    <text:list-item>
                      <text:list>
                        <text:list-item>
                          <text:p text:style-name="P117"/>
                        </text:list-item>
                      </text:list>
                    </text:list-item>
                  </text:list>
                </table:table-cell>
                <table:table-cell table:style-name="Table2.B6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C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D7" office:value-type="string">
                  <text:h text:style-name="P116" text:outline-level="1"><text:span text:style-name="_5f_Caractères_5f_correction"><text:span text:style-name="T190">3</text:span></text:span></text:h>
                </table:table-cell>
                <table:table-cell table:style-name="Table2.E7" office:value-type="string">
                  <text:h text:style-name="_5f_Tableau_5f_Centré" text:outline-level="1"><text:span text:style-name="_5f_pointillés_20_gris">…...</text:span></text:h>
                </table:table-cell>
                <table:table-cell table:style-name="Table2.F7" office:value-type="string">
                  <text:h text:style-name="P116" text:outline-level="1"><text:span text:style-name="_5f_Caractères_5f_correction"><text:span text:style-name="T190">2</text:span></text:span></text:h>
                </table:table-cell>
                <table:table-cell table:style-name="Table2.G7" office:value-type="string">
                  <text:h text:style-name="_5f_Tableau_5f_Centré" text:outline-level="1">6,04 g</text:h>
                </table:table-cell>
              </table:table-row>
            </table:table>
            <text:list xml:id="list131800675620889" text:continue-numbering="true" text:style-name="_5f_Numérotation_20_des_20_exercices_20_livrets">
              <text:list-header>
                <text:p text:style-name="P117"><text:span text:style-name="_5f_pointillés_20_gris"/></text:p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3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2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ListLabel_20_20" style:display-name="ListLabel 20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6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6" style:font-family-complex="'Bitstream Vera Sans'" style:font-family-generic-complex="system" style:font-pitch-complex="variable"/>
    </style:style>
    <style:style style:name="_5f_titre_20_s_27_entrainer" style:display-name="_titre s'entrainer" style:family="text"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Numéros_20_d_27_approfondir" style:display-name="-Numéros d'approfondi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">
      <style:text-properties fo:color="#000000" loext:opacity="100%" fo:font-size="9pt" fo:text-shadow="none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6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Header">
      <style:paragraph-properties fo:text-align="start" style:justify-single-word="false"/>
      <style:text-properties officeooo:paragraph-rsid="02428b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start" style:justify-single-word="false"/>
      <style:text-properties officeooo:paragraph-rsid="0211dd7e"/>
    </style:style>
    <style:style style:name="MP9" style:family="paragraph" style:parent-style-name="Standard">
      <style:text-properties fo:font-size="6pt" style:font-size-asian="6pt" style:font-size-complex="6pt"/>
    </style:style>
    <style:style style:name="MP1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Standard" style:list-style-name="_5f_Numérotation_20_des_20_exercices_20_livrets"/>
    <style:style style:name="MP14" style:family="paragraph" style:parent-style-name="Footer">
      <style:text-properties officeooo:rsid="00178920" officeooo:paragraph-rsid="00178920"/>
    </style:style>
    <style:style style:name="MP15" style:family="paragraph" style:parent-style-name="Footer">
      <style:text-properties officeooo:paragraph-rsid="00c384cf"/>
    </style:style>
    <style:style style:name="MP1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P20" style:family="paragraph" style:parent-style-name="Header">
      <style:paragraph-properties fo:text-align="start" style:justify-single-word="false"/>
      <style:text-properties officeooo:paragraph-rsid="0211dd7e"/>
    </style:style>
    <style:style style:name="MP21" style:family="paragraph" style:parent-style-name="Footer">
      <style:text-properties officeooo:rsid="0242edd8" officeooo:paragraph-rsid="0242edd8"/>
    </style:style>
    <style:style style:name="MP2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text-properties officeooo:paragraph-rsid="008d016c"/>
    </style:style>
    <style:style style:name="MP25" style:family="paragraph">
      <style:paragraph-properties fo:text-align="center"/>
    </style:style>
    <style:style style:name="MP26" style:family="paragraph" style:parent-style-name="Header">
      <style:paragraph-properties fo:margin-left="0cm" fo:margin-right="0cm" fo:text-indent="0cm" style:auto-text-indent="false"/>
    </style:style>
    <style:style style:name="MP27" style:family="paragraph" style:parent-style-name="Footer">
      <style:text-properties officeooo:paragraph-rsid="010f7046"/>
    </style:style>
    <style:style style:name="MP28" style:family="paragraph" style:parent-style-name="Footer">
      <style:text-properties officeooo:paragraph-rsid="01120261"/>
    </style:style>
    <style:style style:name="MP2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3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32" style:family="paragraph" style:parent-style-name="_5f_Header_20_D_20_page_20_impaire_20__28_D_29_">
      <style:text-properties officeooo:paragraph-rsid="01a13e78"/>
    </style:style>
    <style:style style:name="M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5" style:family="paragraph" style:parent-style-name="Header">
      <style:paragraph-properties fo:text-align="center" style:justify-single-word="false"/>
      <style:text-properties officeooo:paragraph-rsid="00ab054e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 style:parent-style-name="Footer">
      <style:paragraph-properties fo:text-align="end" style:justify-single-word="false"/>
      <style:text-properties officeooo:paragraph-rsid="00d4df5c"/>
    </style:style>
    <style:style style:name="MP39" style:family="paragraph" style:parent-style-name="Footer">
      <style:paragraph-properties fo:text-align="start" style:justify-single-word="false"/>
      <style:text-properties officeooo:paragraph-rsid="00d4df5c"/>
    </style:style>
    <style:style style:name="MP40" style:family="paragraph" style:parent-style-name="_5f_Header_20_G_20_page_20_impaire_20__28_D_29_">
      <style:text-properties officeooo:paragraph-rsid="01259ec2"/>
    </style:style>
    <style:style style:name="MP41" style:family="paragraph" style:parent-style-name="_5f_Header_20_G_20_page_20_paire_20__28_G_29_">
      <style:text-properties officeooo:paragraph-rsid="00eb2abc"/>
    </style:style>
    <style:style style:name="MP42" style:family="paragraph" style:parent-style-name="_5f_Footer_20_page_20_paire_20__28_G_29_">
      <style:text-properties fo:font-size="9pt" style:font-size-asian="9pt" style:font-size-complex="9pt"/>
    </style:style>
    <style:style style:name="MP43" style:family="paragraph" style:parent-style-name="_5f_Header_20_N_20_page_20_impaire_20__28_D_29_">
      <style:paragraph-properties fo:text-align="start" style:justify-single-word="false"/>
    </style:style>
    <style:style style:name="MP44" style:family="paragraph" style:parent-style-name="Footer">
      <style:text-properties officeooo:paragraph-rsid="00d4df5c"/>
    </style:style>
    <style:style style:name="MP4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6" style:family="paragraph">
      <loext:graphic-properties draw:fill="solid" draw:fill-color="#d7e12c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5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6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63" style:family="paragraph" style:parent-style-name="Footer">
      <style:text-properties officeooo:paragraph-rsid="0086300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8" style:family="paragraph" style:parent-style-name="_5f_Header_20_N_20_page_20_impaire_20__28_D_29_">
      <style:text-properties officeooo:rsid="0277791e" officeooo:paragraph-rsid="0277791e"/>
    </style:style>
    <style:style style:name="MP69" style:family="paragraph" style:parent-style-name="_5f_Header_20_N_20_page_20_impaire_20__28_D_29_">
      <style:text-properties officeooo:rsid="027aa87d" officeooo:paragraph-rsid="027aa87d"/>
    </style:style>
    <style:style style:name="MP70" style:family="paragraph" style:parent-style-name="_5f_Header_20_G_20_page_20_paire_20__28_G_29_">
      <style:paragraph-properties fo:text-align="start" style:justify-single-word="false"/>
    </style:style>
    <style:style style:name="MP71" style:family="paragraph" style:parent-style-name="Footer">
      <style:text-properties officeooo:paragraph-rsid="030c4d7d"/>
    </style:style>
    <style:style style:name="MP72" style:family="paragraph" style:parent-style-name="_5f_Header_20_G_20_page_20_paire_20__28_G_29_">
      <style:text-properties officeooo:paragraph-rsid="0334a5be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74" style:family="paragraph" style:parent-style-name="Header">
      <style:paragraph-properties fo:text-align="start" style:justify-single-word="false"/>
      <style:text-properties officeooo:paragraph-rsid="0289fb01"/>
    </style:style>
    <style:style style:name="M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77" style:family="paragraph" style:parent-style-name="Footer">
      <style:text-properties officeooo:paragraph-rsid="00a59a60"/>
    </style:style>
    <style:style style:name="MP78" style:family="paragraph" style:parent-style-name="Footer">
      <style:text-properties officeooo:paragraph-rsid="004274bc"/>
    </style:style>
    <style:style style:name="MP79" style:family="paragraph" style:parent-style-name="Header">
      <style:paragraph-properties fo:text-align="center" style:justify-single-word="false"/>
      <style:text-properties officeooo:paragraph-rsid="00c10aa6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8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85" style:family="paragraph" style:parent-style-name="Footer">
      <style:text-properties officeooo:paragraph-rsid="00d8520c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8" style:family="paragraph" style:parent-style-name="Footer">
      <style:text-properties officeooo:paragraph-rsid="002aa84d"/>
    </style:style>
    <style:style style:name="MP8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0" style:family="paragraph">
      <loext:graphic-properties draw:fill="solid" draw:fill-color="#7fb241"/>
    </style:style>
    <style:style style:name="MP9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9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9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9" style:family="paragraph" style:parent-style-name="_5f_Header_20_G_20_page_20_impaire_20__28_D_29_">
      <style:text-properties officeooo:paragraph-rsid="00c87b35"/>
    </style:style>
    <style:style style:name="MP10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10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rsid="001f8a2d" officeooo:paragraph-rsid="00bd36bc"/>
    </style:style>
    <style:style style:name="MP10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rsid="011350d1" officeooo:paragraph-rsid="011350d1"/>
    </style:style>
    <style:style style:name="MP10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10" style:family="paragraph">
      <loext:graphic-properties draw:fill="solid" draw:fill-color="#1ca2b8"/>
    </style:style>
    <style:style style:name="MP111" style:family="paragraph" style:parent-style-name="Footer">
      <style:text-properties officeooo:rsid="001f8a2d" officeooo:paragraph-rsid="002b33ed"/>
    </style:style>
    <style:style style:name="MP112" style:family="paragraph" style:parent-style-name="Footer">
      <style:text-properties officeooo:rsid="0096b4e2" officeooo:paragraph-rsid="0096b4e2"/>
    </style:style>
    <style:style style:name="MP11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14" style:family="paragraph" style:parent-style-name="Footer">
      <style:text-properties officeooo:paragraph-rsid="0096b4e2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1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17" style:family="paragraph" style:parent-style-name="Footer">
      <style:text-properties officeooo:paragraph-rsid="02a682f9"/>
    </style:style>
    <style:style style:name="MP11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20" style:family="paragraph" style:parent-style-name="Header">
      <style:paragraph-properties fo:text-align="start" style:justify-single-word="false"/>
      <style:text-properties officeooo:paragraph-rsid="02a56131"/>
    </style:style>
    <style:style style:name="MP12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2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2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2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25" style:family="paragraph">
      <loext:graphic-properties draw:fill="solid" draw:fill-color="#d62e4e"/>
    </style:style>
    <style:style style:name="MP12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9" style:family="paragraph" style:parent-style-name="Header">
      <style:text-properties fo:font-size="14pt" style:font-size-asian="14pt" style:font-size-complex="14pt"/>
    </style:style>
    <style:style style:name="MP130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8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11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2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23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2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30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31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3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3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3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38" style:family="text">
      <style:text-properties fo:font-variant="small-caps" fo:color="#d7e12c" loext:opacity="100%" style:font-name="Bitstream Vera Sans" fo:font-size="16pt" fo:font-style="normal" fo:text-shadow="none" fo:font-weight="bold" officeooo:rsid="024c13ac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41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43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4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45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46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4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48" style:family="text">
      <style:text-properties officeooo:rsid="010c4d3a"/>
    </style:style>
    <style:style style:name="MT4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5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5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53" style:family="text">
      <style:text-properties fo:font-variant="small-caps" fo:color="#9d0f89" loext:opacity="100%" style:font-name="Bitstream Vera Sans" fo:font-size="16pt" fo:font-weight="bold" officeooo:rsid="01a13e78"/>
    </style:style>
    <style:style style:name="MT54" style:family="text">
      <style:text-properties officeooo:rsid="00b6801f"/>
    </style:style>
    <style:style style:name="MT55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56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9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>
      <style:text-properties fo:font-size="16pt" style:font-size-asian="16pt" style:font-size-complex="16pt"/>
    </style:style>
    <style:style style:name="MT63" style:family="text"/>
    <style:style style:name="MT6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5" style:family="text">
      <style:text-properties officeooo:rsid="01f8729d"/>
    </style:style>
    <style:style style:name="MT66" style:family="text">
      <style:text-properties officeooo:rsid="01b6dc57"/>
    </style:style>
    <style:style style:name="MT6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71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7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73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74" style:family="text">
      <style:text-properties officeooo:rsid="00b5d2d1"/>
    </style:style>
    <style:style style:name="MT75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76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77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78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80" style:family="text">
      <style:text-properties officeooo:rsid="015f088a"/>
    </style:style>
    <style:style style:name="MT8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83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8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85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86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88" style:family="text">
      <style:text-properties officeooo:rsid="0160d7ef"/>
    </style:style>
    <style:style style:name="MT89" style:family="text">
      <style:text-properties officeooo:rsid="02735980"/>
    </style:style>
    <style:style style:name="MT90" style:family="text">
      <style:text-properties officeooo:rsid="02757f12"/>
    </style:style>
    <style:style style:name="MT91" style:family="text">
      <style:text-properties officeooo:rsid="0272f9e5"/>
    </style:style>
    <style:style style:name="MT92" style:family="text">
      <style:text-properties officeooo:rsid="026ec296"/>
    </style:style>
    <style:style style:name="MT93" style:family="text">
      <style:text-properties officeooo:rsid="0268e0aa"/>
    </style:style>
    <style:style style:name="MT94" style:family="text">
      <style:text-properties officeooo:rsid="0072f07f"/>
    </style:style>
    <style:style style:name="MT95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9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9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0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03" style:family="text">
      <style:text-properties officeooo:rsid="014407b5"/>
    </style:style>
    <style:style style:name="MT104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05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0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07" style:family="text">
      <style:text-properties officeooo:rsid="0334a5be"/>
    </style:style>
    <style:style style:name="MT108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0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1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1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1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15" style:family="text">
      <style:text-properties officeooo:rsid="0315af39"/>
    </style:style>
    <style:style style:name="MT116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17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18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19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20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21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22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23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24" style:family="text">
      <style:text-properties officeooo:rsid="008d016c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34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36" style:family="text">
      <style:text-properties officeooo:rsid="009e3fdd"/>
    </style:style>
    <style:style style:name="MT1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1" style:family="text">
      <style:text-properties fo:font-variant="small-caps"/>
    </style:style>
    <style:style style:name="MT142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43" style:family="text">
      <style:text-properties officeooo:rsid="00a4cf55"/>
    </style:style>
    <style:style style:name="MT14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4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8" style:family="text">
      <style:text-properties officeooo:rsid="005a3fa8"/>
    </style:style>
    <style:style style:name="MT14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50" style:family="text">
      <style:text-properties officeooo:rsid="00415f3a"/>
    </style:style>
    <style:style style:name="MT151" style:family="text">
      <style:text-properties officeooo:rsid="00386ebd"/>
    </style:style>
    <style:style style:name="MT152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5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5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6" style:family="text">
      <style:text-properties officeooo:rsid="00a59a60"/>
    </style:style>
    <style:style style:name="MT157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8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61" style:family="text">
      <style:text-properties officeooo:rsid="01fe03f2"/>
    </style:style>
    <style:style style:name="MT162" style:family="text">
      <style:text-properties fo:font-variant="small-caps" officeooo:rsid="0096b4e2"/>
    </style:style>
    <style:style style:name="MT163" style:family="text">
      <style:text-properties fo:font-variant="small-caps" officeooo:rsid="00a847d5"/>
    </style:style>
    <style:style style:name="MT164" style:family="text">
      <style:text-properties officeooo:rsid="0096b4e2"/>
    </style:style>
    <style:style style:name="MT16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9" style:family="text">
      <style:text-properties officeooo:rsid="0032e83a"/>
    </style:style>
    <style:style style:name="MT17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7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7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8" style:family="text">
      <style:text-properties fo:font-variant="small-caps" officeooo:rsid="007d7a6f"/>
    </style:style>
    <style:style style:name="MT179" style:family="text">
      <style:text-properties officeooo:rsid="00a59037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82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6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7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2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8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<text:s/></text:span><text:span text:style-name="MT4">Conversions d’unités : </text:span><text:span text:style-name="MT3">masses</text:span></text:p>
      </style:header>
      <style:footer>
        <text:p text:style-name="MP5"/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203" draw:name="Shape4_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6">masse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18" draw:name="Shape5" draw:style-name="Mgr18"><draw:ellipse draw:style-name="Mgr19" draw:text-style-name="MP127" svg:width="1.715cm" svg:height="1.784cm" svg:x="0cm" svg:y="0.004cm" draw:kind="arc" draw:start-angle="90.48" draw:end-angle="269.56"><text:p/></draw:ellipse><draw:line draw:style-name="Mgr19" draw:text-style-name="MP127" svg:x1="0.847cm" svg:y1="0.002cm" svg:x2="18.167cm" svg:y2="0.002cm"><text:p/></draw:line><draw:line draw:style-name="Mgr19" draw:text-style-name="MP127" svg:x1="0.847cm" svg:y1="1.782cm" svg:x2="18.158cm" svg:y2="1.782cm"><text:p/></draw:line><draw:ellipse draw:style-name="Mgr19" draw:text-style-name="MP127" svg:width="1.719cm" svg:height="1.782cm" svg:x="17.29cm" svg:y="0cm" draw:kind="arc" draw:start-angle="270.5" draw:end-angle="89.48"><text:p/></draw:ellipse><draw:frame draw:style-name="Mgr20" draw:text-style-name="MP128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129">N1 : Priorités, distributivité</text:p>
              </table:table-cell>
              <table:table-cell table:style-name="Tableau5.A1" office:value-type="string">
                <text:p text:style-name="MP129"/>
              </table:table-cell>
            </table:table-row>
          </table:table-header-rows>
          <table:table-row table:style-name="Tableau5.1">
            <table:covered-table-cell/>
            <table:table-cell table:style-name="Tableau5.A1" office:value-type="string">
              <text:p text:style-name="MP130">Série 1 : Priorités opératoires</text:p>
            </table:table-cell>
            <table:table-cell table:style-name="Tableau5.A1" office:value-type="string">
              <text:p text:style-name="MP130"/>
            </table:table-cell>
          </table:table-row>
        </table:table>
        <text:p text:style-name="MP9"><text:span text:style-name="corps"><text:span text:style-name="MT7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19" draw:name="Shape6" draw:style-name="Mgr18"><draw:ellipse draw:style-name="Mgr19" draw:text-style-name="MP127" svg:width="1.715cm" svg:height="1.784cm" svg:x="0cm" svg:y="0.004cm" draw:kind="arc" draw:start-angle="90.48" draw:end-angle="269.56"><text:p/></draw:ellipse><draw:line draw:style-name="Mgr19" draw:text-style-name="MP127" svg:x1="0.847cm" svg:y1="0.002cm" svg:x2="18.167cm" svg:y2="0.002cm"><text:p/></draw:line><draw:line draw:style-name="Mgr19" draw:text-style-name="MP127" svg:x1="0.847cm" svg:y1="1.782cm" svg:x2="18.158cm" svg:y2="1.782cm"><text:p/></draw:line><draw:ellipse draw:style-name="Mgr19" draw:text-style-name="MP127" svg:width="1.719cm" svg:height="1.782cm" svg:x="17.29cm" svg:y="0cm" draw:kind="arc" draw:start-angle="270.5" draw:end-angle="89.48"><text:p/></draw:ellipse><draw:frame draw:style-name="Mgr20" draw:text-style-name="MP128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129">5N1 : Priorités, distributivité</text:p>
              </table:table-cell>
              <table:table-cell table:style-name="Tableau7.A1" office:value-type="string">
                <text:p text:style-name="MP129"/>
              </table:table-cell>
            </table:table-row>
          </table:table-header-rows>
          <table:table-row table:style-name="Tableau7.1">
            <table:covered-table-cell/>
            <table:table-cell table:style-name="Tableau7.A1" office:value-type="string">
              <text:p text:style-name="MP130">Série 1 : Priorités opératoires</text:p>
            </table:table-cell>
            <table:table-cell table:style-name="Tableau7.A1" office:value-type="string">
              <text:p text:style-name="MP130"/>
            </table:table-cell>
          </table:table-row>
        </table:table>
        <text:p text:style-name="MP9"><text:span text:style-name="corps"><text:span text:style-name="MT7"/></text:span></text:p>
      </style:header-left>
      <style:footer>
        <text:p text:style-name="MP10"><text:span text:style-name="MT8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1">Série 4 : Constructions (2)</text:p>
      </style:header>
      <style:footer>
        <text:p text:style-name="MP12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1">Série 6 : Démonstrations (2)</text:p>
        <text:list xml:id="list1038874146" text:style-name="_5f_Numérotation_20_des_20_exercices_20_livrets">
          <text:list-item>
            <text:h text:style-name="MP13" text:outline-level="1">Sans justi</text:h>
          </text:list-item>
        </text:list>
      </style:header>
      <style:footer>
        <text:p text:style-name="MP12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Header"><text:s/><text:span text:style-name="MT4">Conversions d’unités : </text:span><text:span text:style-name="MT3">masses</text:span></text:p>
      </style:header>
      <style:footer>
        <text:p text:style-name="MP14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10">masses</text:span><text:span text:style-name="MT11"> </text:span></text:p></draw:text-box></draw:frame><draw:g text:anchor-type="paragraph" draw:z-index="14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g text:anchor-type="paragraph" draw:z-index="15" draw:name="Shape4_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17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7" draw:name="Shape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17">espace</text:span> • <text:span text:style-name="MT18">G6</text:span></text:p></draw:text-box></draw:frame></text:p>
      </style:footer>
    </style:master-page>
    <style:master-page style:name="_35__5f_8_5f_SERIE_5f_N_5f_GAUCHE_5f_ET_5f_DROITE_5f_2COL" style:display-name="5_8_SERIE_N_GAUCHE_ET_DROITE_2COL" style:page-layout-name="Mpm11" draw:style-name="Mdp1">
      <style:header>
        <text:p text:style-name="MP20"><text:span text:style-name="MT19">Conversions d’unités : </text:span><text:span text:style-name="MT20">Problèmes</text:span></text:p>
      </style:header>
      <style:header-left>
        <text:p text:style-name="MP20"><text:span text:style-name="MT19">Conversions d’unités : </text:span><text:span text:style-name="MT20">Problèmes</text:span></text:p>
      </style:header-left>
      <style:footer>
        <text:p text:style-name="MP5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1">problèmes</text:span></text:p></draw:text-box></draw:frame><draw:g text:anchor-type="paragraph" draw:z-index="150" draw:name="Shape4_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"><text:span text:style-name="MT5">Conversions d’unités : </text:span><text:span text:style-name="MT21">problèmes</text:span></text:p></draw:text-box></draw:frame><draw:g text:anchor-type="paragraph" draw:z-index="151" draw:name="Shape4_142" draw:style-name="Mgr1"><draw:path draw:style-name="Mgr2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5" draw:style-name="Mdp1">
      <style:header>
        <text:p text:style-name="_5f_Header_20_N_20_page_20_impaire_20__28_D_29_"><text:s/><text:span text:style-name="MT4">Conversions d’unités : </text:span><text:span text:style-name="MT20">Problèmes</text:span></text:p>
      </style:header>
      <style:header-left>
        <text:p text:style-name="_5f_Header_20_N_20_page_20_paire_20__28_G_29_"><text:s/><text:span text:style-name="MT4">Conversions d’unités : </text:span><text:span text:style-name="MT20">Problèmes</text:span></text:p>
      </style:header-left>
      <style:footer>
        <text:p text:style-name="MP14"><draw:frame draw:style-name="Mfr3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1">problèmes</text:span></text:p></draw:text-box></draw:frame><draw:g text:anchor-type="paragraph" draw:z-index="152" draw:name="Shape4_14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22">Conversions d’unités </text:span><text:span text:style-name="MT11">: </text:span><text:span text:style-name="MT22">problèmes</text:span></text:p></draw:text-box></draw:frame><draw:g text:anchor-type="paragraph" draw:z-index="153" draw:name="Shape4_63" draw:style-name="Mgr1"><draw:path draw:style-name="Mgr2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1" draw:style-name="Mdp1">
      <style:header>
        <text:p text:style-name="_5f_Header_20_N_20_page_20_paire_20__28_G_29_"><text:span text:style-name="MT19">Conversions d’unités : </text:span><text:span text:style-name="MT23">Aires</text:span></text:p>
      </style:header>
      <style:header-left>
        <text:p text:style-name="_5f_Header_20_N_20_page_20_paire_20__28_G_29_"><text:span text:style-name="MT19">Conversions d’unités : </text:span><text:span text:style-name="MT23">Aires</text:span></text:p>
      </style:header-left>
      <style:footer>
        <text:p text:style-name="MP5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9">Conversions d’unités : </text:span><text:span text:style-name="MT24">Aires</text:span></text:h></draw:text-box></draw:frame><draw:g text:anchor-type="paragraph" draw:z-index="154" draw:name="Shape4_14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6_5f_SERIE_5f_N_5f_GAUCHE_5f_ET_5f_DROITE_5f_1COL" style:display-name="5_6_SERIE_N_GAUCHE_ET_DROITE_1COL" style:page-layout-name="Mpm15" draw:style-name="Mdp1">
      <style:header>
        <text:p text:style-name="Header"><text:s/><text:span text:style-name="MT4">Conversions d’unités : </text:span><text:span text:style-name="MT23">Aires</text:span></text:p>
      </style:header>
      <style:header-left>
        <text:p text:style-name="Header"><text:s/><text:span text:style-name="MT4">Conversions d’unités : </text:span><text:span text:style-name="MT23">Aires</text:span></text:p>
      </style:header-left>
      <style:footer>
        <text:p text:style-name="MP14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4">aires</text:span></text:p></draw:text-box></draw:frame><draw:g text:anchor-type="paragraph" draw:z-index="155" draw:name="Shape4_5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56" draw:name="Shape4_15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25">Vitesse</text:span></text:p>
      </style:header>
      <style:header-left>
        <text:p text:style-name="_5f_Header_20_N_20_page_20_impaire_20__28_D_29_"><text:span text:style-name="MT19">Conversions d’unités : </text:span><text:span text:style-name="MT25">Vitesse</text:span></text:p>
      </style:header-left>
      <style:footer>
        <text:p text:style-name="MP5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6">vitesse</text:span><text:span text:style-name="MT11"> </text:span></text:p></draw:text-box></draw:frame><draw:g text:anchor-type="paragraph" draw:z-index="158" draw:name="Shape4_14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6"><draw:g text:anchor-type="paragraph" draw:z-index="159" draw:name="Shape4_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2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5" draw:style-name="Mdp1">
      <style:header>
        <text:p text:style-name="_5f_Header_20_N_20_page_20_impaire_20__28_D_29_"><text:s/><text:span text:style-name="MT4">Conversions d’unités : </text:span><text:span text:style-name="MT27">Temps et durées</text:span></text:p>
      </style:header>
      <style:header-left>
        <text:p text:style-name="_5f_Header_20_N_20_page_20_impaire_20__28_D_29_"><text:s/><text:span text:style-name="MT4">Conversions d’unités : </text:span><text:span text:style-name="MT27">Temps et durées</text:span></text:p>
      </style:header-left>
      <style:footer>
        <text:p text:style-name="MP14"><draw:frame draw:style-name="Mfr3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28">Temps et </text:span><text:span text:style-name="MT29">Durée</text:span><text:span text:style-name="MT11"> </text:span></text:p></draw:text-box></draw:frame><draw:g text:anchor-type="paragraph" draw:z-index="160" draw:name="Shape4_13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1" draw:name="Shape4_14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4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30">Temps et d</text:span><text:span text:style-name="MT31">urées</text:span></text:p>
      </style:header>
      <style:header-left>
        <text:p text:style-name="_5f_Header_20_N_20_page_20_impaire_20__28_D_29_"><text:span text:style-name="MT19">Conversions d’unités : </text:span><text:span text:style-name="MT30">Temps et d</text:span><text:span text:style-name="MT31">urées</text:span></text:p>
      </style:header-left>
      <style:footer>
        <text:p text:style-name="MP5"><draw:frame draw:style-name="Mfr3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2">temps et </text:span><text:span text:style-name="MT33">durées</text:span><text:span text:style-name="MT11"> </text:span></text:p></draw:text-box></draw:frame><draw:g text:anchor-type="paragraph" draw:z-index="163" draw:name="Shape4_13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6"><draw:g text:anchor-type="paragraph" draw:z-index="164" draw:name="Shape4_14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32">temps et </text:span><text:span text:style-name="MT3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5" draw:style-name="Mdp1">
      <style:header>
        <text:p text:style-name="Header"><text:s/><text:span text:style-name="MT4">Conversions d’unités : </text:span><text:span text:style-name="MT30">Temps et d</text:span><text:span text:style-name="MT31">urées</text:span></text:p>
      </style:header>
      <style:header-left>
        <text:p text:style-name="Header"><text:s/><text:span text:style-name="MT4">Conversions d’unités : </text:span><text:span text:style-name="MT30">Temps et d</text:span><text:span text:style-name="MT31">urées</text:span></text:p>
      </style:header-left>
      <style:footer>
        <text:p text:style-name="MP14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2">temps et </text:span><text:span text:style-name="MT33">durées</text:span><text:span text:style-name="MT11"> </text:span></text:p></draw:text-box></draw:frame><draw:g text:anchor-type="paragraph" draw:z-index="165" draw:name="Shape4_13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66" draw:name="Shape4_13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3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1" draw:style-name="Mdp1">
      <style:header>
        <text:p text:style-name="_5f_Header_20_N_20_page_20_impaire_20__28_D_29_"><text:span text:style-name="MT19">Conversions d’unités : </text:span><text:span text:style-name="MT34">Capacités</text:span></text:p>
      </style:header>
      <style:header-left>
        <text:p text:style-name="_5f_Header_20_N_20_page_20_impaire_20__28_D_29_"><text:span text:style-name="MT19">Conversions d’unités : </text:span><text:span text:style-name="MT34">Capacités</text:span></text:p>
      </style:header-left>
      <style:footer>
        <text:p text:style-name="MP5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5">Capacités</text:span><text:span text:style-name="MT11"> </text:span></text:p></draw:text-box></draw:frame><draw:g text:anchor-type="paragraph" draw:z-index="168" draw:name="Shape4_14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/>
      </style:footer-left>
    </style:master-page>
    <style:master-page style:name="_35__5f_3_5f_SERIE_5f_N_5f_GAUCHE_5f_ET_5f_DROITE_5f_1COL" style:display-name="5_3_SERIE_N_GAUCHE_ET_DROITE_1COL" style:page-layout-name="Mpm15" draw:style-name="Mdp1">
      <style:header>
        <text:p text:style-name="Header"><text:s/><text:span text:style-name="MT4">Conversions d’unités : </text:span><text:span text:style-name="MT34">Capacités</text:span></text:p>
      </style:header>
      <style:header-left>
        <text:p text:style-name="Header"><text:s/><text:span text:style-name="MT4">Conversions d’unités : </text:span><text:span text:style-name="MT34">Capacités</text:span></text:p>
      </style:header-left>
      <style:footer>
        <text:p text:style-name="MP14"><draw:frame draw:style-name="Mfr3" draw:name="Frame1851" text:anchor-type="paragraph" svg:y="-0.06cm" draw:z-index="0"><draw:text-box fo:min-height="0.499cm" fo:min-width="3cm"><draw:frame draw:style-name="Mfr2" draw:name="Frame1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6">capacités</text:span><text:span text:style-name="MT11"> </text:span></text:p></draw:text-box></draw:frame><draw:g text:anchor-type="paragraph" draw:z-index="169" draw:name="Shape4_13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70" draw:name="Shape4_13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1" draw:style-name="Mdp1">
      <style:header>
        <text:p text:style-name="_5f_Header_20_N_20_page_20_impaire_20__28_D_29_"><text:span text:style-name="MT3"><text:s/></text:span><text:span text:style-name="MT4">Conversions d’unités : </text:span><text:span text:style-name="MT3">masses</text:span></text:p>
      </style:header>
      <style:header-left>
        <text:p text:style-name="_5f_Header_20_N_20_page_20_impaire_20__28_D_29_"><text:span text:style-name="MT3"><text:s/></text:span><text:span text:style-name="MT4">Conversions d’unités : </text:span><text:span text:style-name="MT3">masses</text:span></text:p>
      </style:header-left>
      <style:footer>
        <text:p text:style-name="MP21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37">Masses</text:span><text:span text:style-name="MT11"> </text:span></text:p></draw:text-box></draw:frame><draw:g text:anchor-type="paragraph" draw:z-index="172" draw:name="Shape4_12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3" draw:name="Shape4_12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5"><draw:frame draw:style-name="Mfr1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6"><draw:g text:anchor-type="paragraph" draw:z-index="174" draw:name="Shape4_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"><text:span text:style-name="MT5">Conversions d’unités : </text:span><text:span text:style-name="MT6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5" draw:style-name="Mdp1">
      <style:header>
        <text:p text:style-name="_5f_Header_20_N_20_page_20_impaire_20__28_D_29_"><text:span text:style-name="MT38">M</text:span><text:span text:style-name="MT3">asses</text:span></text:p>
      </style:header>
      <style:header-left>
        <text:p text:style-name="_5f_Header_20_N_20_page_20_impaire_20__28_D_29_"><text:s/><text:span text:style-name="MT4">Conversions d’unités : </text:span><text:span text:style-name="MT3">masses</text:span></text:p>
      </style:header-left>
      <style:footer>
        <text:p text:style-name="MP14"><draw:frame draw:style-name="Mfr3" draw:name="Frame441" text:anchor-type="paragraph" svg:y="-0.06cm" draw:z-index="175"><draw:text-box fo:min-height="0.499cm" fo:min-width="3cm"><draw:frame draw:style-name="Mfr2" draw:name="Frame451" text:anchor-type="frame" svg:x="0.45cm" svg:y="0.079cm" svg:width="0.817cm" draw:z-index="176"><draw:text-box fo:min-height="0.355cm"><text:p text:style-name="MP6"><text:page-number text:select-page="current">189</text:page-number></text:p></draw:text-box></draw:frame><text:p text:style-name="MP15"><text:span text:style-name="MT9">Conversions d’unités : </text:span><text:span text:style-name="MT10">masses</text:span><text:span text:style-name="MT11"> </text:span></text:p></draw:text-box></draw:frame><draw:g text:anchor-type="paragraph" draw:z-index="177" draw:name="Shape4_12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78" draw:name="Shape4_12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3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1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22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6"><draw:g text:anchor-type="paragraph" draw:z-index="187" draw:name="Shape4_10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40">Problèmes</text:span></text:p></draw:text-box></draw:frame></text:p>
      </style:footer>
      <style:footer-left>
        <text:p text:style-name="MP22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4"><text:span text:style-name="MT39">Périmètre : </text:span><text:span text:style-name="MT40">Problèmes</text:span></text:p></draw:text-box></draw:frame><draw:g text:anchor-type="paragraph" draw:z-index="188" draw:name="Shape4_122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89" draw:name="Shape4_10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90" draw:name="Shape4_12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121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1" draw:style-name="Mdp1">
      <style:header>
        <text:p text:style-name="_5f_Header_20_M_20_page_20_impaire_20__28_D_29_"><draw:line text:anchor-type="paragraph" draw:z-index="192" draw:name="Shape3_16" draw:style-name="Mgr6" draw:text-style-name="MP25" svg:x1="12.726cm" svg:y1="0.399cm" svg:x2="20.496cm" svg:y2="0.36cm"><text:p/></draw:line><text:span text:style-name="MT42">Périmètre</text:span> : <text:span text:style-name="MT43">Périmètres et unités</text:span></text:p>
      </style:header>
      <style:header-left>
        <text:p text:style-name="MP26"><draw:line text:anchor-type="paragraph" draw:z-index="194" draw:name="Shape3_17" draw:style-name="Mgr6" draw:text-style-name="MP25" svg:x1="16.083cm" svg:y1="0.383cm" svg:x2="20.496cm" svg:y2="0.36cm"><text:p/></draw:line><text:span text:style-name="MT42">Périmètre</text:span> : <text:span text:style-name="MT43">Périmètres et unités</text:span></text:p>
      </style:header-left>
      <style:footer>
        <text:p text:style-name="MP5"><draw:frame draw:style-name="Mfr3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6"><draw:g text:anchor-type="paragraph" draw:z-index="193" draw:name="Shape4_107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9">Périmètre <text:s/>: </text:span><text:span text:style-name="MT44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95" draw:name="Shape4_1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96" draw:name="Shape4_26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7" draw:name="Shape4_26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1" draw:style-name="Mdp1">
      <style:header>
        <text:p text:style-name="_5f_Header_20_M_20_page_20_impaire_20__28_D_29_"><draw:line text:anchor-type="paragraph" draw:z-index="198" draw:name="Shape3_11" draw:style-name="Mgr6" draw:text-style-name="MP25" svg:x1="12.45cm" svg:y1="0.362cm" svg:x2="20.497cm" svg:y2="0.36cm"><text:p/></draw:line><text:span text:style-name="MT42">Périmètre</text:span> : <text:span text:style-name="MT45">Mesurer, reporter</text:span></text:p>
      </style:header>
      <style:header-left>
        <text:p text:style-name="_5f_Header_20_M_20_page_20_impaire_20__28_D_29_"><draw:line text:anchor-type="paragraph" draw:z-index="200" draw:name="Shape3_20" draw:style-name="Mgr6" draw:text-style-name="MP25" svg:x1="12.45cm" svg:y1="0.362cm" svg:x2="20.497cm" svg:y2="0.36cm"><text:p/></draw:line><text:span text:style-name="MT42">Périmètre</text:span> : <text:span text:style-name="MT45">Mesurer, reporter</text:span></text:p>
      </style:header-left>
      <style:footer>
        <text:p text:style-name="MP5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6"><draw:g text:anchor-type="paragraph" draw:z-index="199" draw:name="Shape4_11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46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01" draw:name="Shape4_1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811" text:anchor-type="paragraph" svg:y="-0.06cm" draw:z-index="0"><draw:text-box fo:min-height="0.499cm" fo:min-width="3cm"><draw:frame draw:style-name="Mfr2" draw:name="Frame1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02" draw:name="Shape4_11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1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1" draw:style-name="Mdp1">
      <style:header>
        <text:p text:style-name="_5f_Header_20_M_20_page_20_impaire_20__28_D_29_"><text:span text:style-name="MT42">Périmètre</text:span> : <text:span text:style-name="MT42">Calculs sur une figure</text:span></text:p>
      </style:header>
      <style:header-left>
        <text:p text:style-name="_5f_Header_20_M_20_page_20_paire_20__28_G_29_"><text:span text:style-name="MT42">Périmètre</text:span> : <text:span text:style-name="MT42">Calculs sur une figure</text:span></text:p>
      </style:header-left>
      <style:footer>
        <text:p text:style-name="MP5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6"><draw:g text:anchor-type="paragraph" draw:z-index="205" draw:name="Shape4_94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6"><draw:g text:anchor-type="paragraph" draw:z-index="206" draw:name="Shape4_9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7" draw:name="Shape4_96" draw:style-name="Mgr1"><draw:path draw:style-name="Mgr5" draw:text-style-name="MP2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08" draw:name="Shape4_9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09" draw:name="Shape4_10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0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1" draw:style-name="Mdp1">
      <style:header>
        <text:p text:style-name="_5f_Header_20_D_20_page_20_impaire_20__28_D_29_"><text:span text:style-name="MT47">Proportionnalité et pourcentage</text:span><text:span text:style-name="MT48"> </text:span>: <text:span text:style-name="MT49">Pourcentages</text:span> </text:p>
      </style:header>
      <style:header-left>
        <text:p text:style-name="_5f_Header_20_D_20_page_20_impaire_20__28_D_29_"><text:span text:style-name="MT47">Proportionnalité et pourcentage</text:span><text:span text:style-name="MT48"> </text:span>: <text:span text:style-name="MT49">Pourcentages</text:span> </text:p>
      </style:header-left>
      <style:footer>
        <text:p text:style-name="MP5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6"><draw:g text:anchor-type="paragraph" draw:z-index="211" draw:name="Shape4_9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50">Proportionnalité et pourcentage : </text:span><text:span text:style-name="MT51">pourcentages</text:span></text:p></draw:text-box></draw:frame></text:p>
      </style:footer>
      <style:footer-left>
        <text:p text:style-name="MP14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8"><text:span text:style-name="MT52">Proportionnalité et pourcentages : </text:span><text:span text:style-name="MT51">pourcentages</text:span></text:p></draw:text-box></draw:frame><draw:g text:anchor-type="paragraph" draw:z-index="212" draw:name="Shape4_112" draw:style-name="Mgr1"><draw:path draw:style-name="Mgr3" draw:text-style-name="MP16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5" draw:style-name="Mdp1">
      <style:header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>
      <style:header-left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-left>
      <style:footer>
        <text:p text:style-name="MP14"><draw:frame draw:style-name="Mfr3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0">Proportionnalité et pourcentages : proportionalité</text:p></draw:text-box></draw:frame><draw:g text:anchor-type="paragraph" draw:z-index="213" draw:name="Shape4_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: </text:p></draw:text-box></draw:frame><draw:g text:anchor-type="paragraph" draw:z-index="214" draw:name="Shape4_9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1" draw:style-name="Mdp1">
      <style:header>
        <text:p text:style-name="_5f_Header_20_D_20_page_20_impaire_20__28_D_29_"><text:span text:style-name="MT53">Utiliser des données</text:span> : <text:span text:style-name="MT53">Organiser</text:span> </text:p>
      </style:header>
      <style:header-left>
        <text:p text:style-name="MP32"><text:span text:style-name="MT53">Utiliser des données</text:span> : <text:span text:style-name="MT53">Organiser</text:span> </text:p>
      </style:header-left>
      <style:footer>
        <text:p text:style-name="MP5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6"><draw:g text:anchor-type="paragraph" draw:z-index="225" draw:name="Shape4_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6"><draw:g text:anchor-type="paragraph" draw:z-index="226" draw:name="Shape4_7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5" draw:style-name="Mdp1">
      <style:header>
        <text:p text:style-name="_5f_Header_20_D_20_page_20_paire_20__28_G_29_"><text:s/><text:span text:style-name="MT48">Utilis</text:span><text:span text:style-name="MT55">er des</text:span><text:span text:style-name="MT48"> données </text:span>: <text:span text:style-name="MT56">Organiser</text:span> </text:p>
      </style:header>
      <style:header-left>
        <text:p text:style-name="_5f_Header_20_D_20_page_20_paire_20__28_G_29_"><text:s/><text:span text:style-name="MT48">Utilis</text:span><text:span text:style-name="MT55">er des</text:span><text:span text:style-name="MT48"> données </text:span>: <text:span text:style-name="MT56">Organiser</text:span> </text:p>
      </style:header-left>
      <style:footer>
        <text:p text:style-name="MP14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59">Organiser</text:span><text:span text:style-name="MT11"> </text:span></text:p></draw:text-box></draw:frame><draw:g text:anchor-type="paragraph" draw:z-index="227" draw:name="Shape4_74" draw:style-name="Mgr1"><draw:path draw:style-name="Mgr3" draw:text-style-name="MP1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59">Organiser</text:span><text:span text:style-name="MT11"> </text:span></text:p></draw:text-box></draw:frame><draw:g text:anchor-type="paragraph" draw:z-index="228" draw:name="Shape4_75" draw:style-name="Mgr1"><draw:path draw:style-name="Mgr3" draw:text-style-name="MP34" svg:width="0.855cm" svg:height="1.172cm" svg:x="-0.268cm" svg:y="-0.175cm" svg:viewBox="0 0 856 1173" svg:d="M856 1173h-856v-991c0-100 79-182 175-182h505c97 0 176 82 176 182z"><text:p/></draw:path></draw:g><draw:g text:anchor-type="paragraph" draw:z-index="229" draw:name="Shape4_25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1" draw:style-name="Mdp1">
      <style:header>
        <text:p text:style-name="MP35"><text:span text:style-name="MT60">Repères du plan : Se repérer</text:span> </text:p>
      </style:header>
      <style:header-left>
        <text:p text:style-name="MP35"><text:span text:style-name="MT60">Repères du plan : Se repérer</text:span> </text:p>
      </style:header-left>
      <style:footer>
        <text:p text:style-name="MP5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6"><draw:g text:anchor-type="paragraph" draw:z-index="230" draw:name="Shape4_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6"><draw:g text:anchor-type="paragraph" draw:z-index="231" draw:name="Shape4_11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6" draw:style-name="Mdp1">
      <style:header>
        <text:p text:style-name="_5f_Header_20_D_20_page_20_impaire_20__28_D_29_"><text:s/><text:span text:style-name="MT48">Utilis</text:span><text:span text:style-name="MT55">er des</text:span><text:span text:style-name="MT48"> données </text:span>: <text:span text:style-name="MT61">Représenter</text:span> </text:p>
      </style:header>
      <style:header-left>
        <text:p text:style-name="_5f_Header_20_D_20_page_20_paire_20__28_G_29_"><text:span text:style-name="_5f_Caractères"><text:span text:style-name="MT62"><text:s/>Utiliser des données : Représenter </text:span></text:span></text:p>
      </style:header-left>
      <style:footer>
        <text:p text:style-name="MP14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64">représenter</text:span><text:span text:style-name="MT11"> </text:span></text:p></draw:text-box></draw:frame><draw:g text:anchor-type="paragraph" draw:z-index="232" draw:name="Shape4_70" draw:style-name="Mgr1"><draw:path draw:style-name="Mgr3" draw:text-style-name="MP16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57">Utilis</text:span><text:span text:style-name="MT58">er</text:span><text:span text:style-name="MT57"> de</text:span><text:span text:style-name="MT58">s</text:span><text:span text:style-name="MT57"> données</text:span><text:span text:style-name="MT11"> : </text:span><text:span text:style-name="MT64">représenter</text:span><text:span text:style-name="MT11"> </text:span></text:p></draw:text-box></draw:frame><draw:g text:anchor-type="paragraph" draw:z-index="233" draw:name="Shape4_91" draw:style-name="Mgr1"><draw:path draw:style-name="Mgr3" draw:text-style-name="MP34" svg:width="0.855cm" svg:height="1.172cm" svg:x="-0.268cm" svg:y="-0.175cm" svg:viewBox="0 0 856 1173" svg:d="M856 1173h-856v-991c0-100 79-182 175-182h505c97 0 176 82 176 182z"><text:p/></draw:path></draw:g><draw:g text:anchor-type="paragraph" draw:z-index="234" draw:name="Shape4_9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1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1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6"><draw:g text:anchor-type="paragraph" draw:z-index="238" draw:name="Shape4_82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7">Résoudre des problèmes</text:p></draw:text-box></draw:frame><draw:g text:anchor-type="paragraph" draw:z-index="239" draw:name="Shape4_97" draw:style-name="Mgr1"><draw:path draw:style-name="Mgr2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0" draw:name="Shape4_6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41" draw:name="Shape4_89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2" draw:name="Shape4_8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1" draw:style-name="Mdp1">
      <style:header>
        <text:p text:style-name="_5f_Header_20_N_20_page_20_impaire_20__28_D_29_"><text:span text:style-name="MT66">Calculer : </text:span><text:span text:style-name="MT67">Distributivité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67">Distributivité</text:span><text:span text:style-name="MT66"> </text:span></text:p>
      </style:header-left>
      <style:footer>
        <text:p text:style-name="MP5"><draw:frame draw:style-name="Mfr1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6"><draw:g text:anchor-type="paragraph" draw:z-index="248" draw:name="Shape4_7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70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9" draw:name="Shape4_6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50" draw:name="Shape4_80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81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1" draw:style-name="Mdp1">
      <style:header>
        <text:p text:style-name="_5f_Header_20_N_20_page_20_impaire_20__28_D_29_"><text:span text:style-name="MT66">Calculer : </text:span><text:span text:style-name="MT71">Critères de divisibilité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71">Critères de divisibilité</text:span><text:span text:style-name="MT66"> </text:span></text:p>
      </style:header-left>
      <style:footer>
        <text:h text:style-name="_5f_Footer_20_page_20_impaire_20__28_D_29_" text:outline-level="1"><draw:frame draw:style-name="Mfr1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6"><draw:g text:anchor-type="paragraph" draw:z-index="252" draw:name="Shape4_6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72">Critères de divisibilités</text:span></text:p></draw:text-box></draw:frame></text:h>
      </style:footer>
      <style:footer-left>
        <text:h text:style-name="_5f_Footer_20_page_20_impaire_20__28_D_29_" text:outline-level="1"><draw:frame draw:style-name="Mfr1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72">critères de divisibilité</text:span></text:p></draw:text-box></draw:frame><draw:g text:anchor-type="paragraph" draw:z-index="253" draw:name="Shape4_65" draw:style-name="Mgr1"><draw:path draw:style-name="Mgr2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5" draw:style-name="Mdp1">
      <style:header>
        <text:p text:style-name="MP40"><text:span text:style-name="MT73">G</text:span>éométrie plane : Parallèles, perpendiculaires,<text:line-break/> distances</text:p>
      </style:header>
      <style:header-left>
        <text:p text:style-name="MP41"><text:s/><text:span text:style-name="MT73">Géométrie plane</text:span> : <text:span text:style-name="MT74">P</text:span><text:span text:style-name="MT75">arallèles, perpendiculaires,<text:line-break/> </text:span><text:span text:style-name="MT76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77">Géométrie plane : </text:span><text:span text:style-name="MT78">parallèles, perpendiculaires, </text:span><text:span text:style-name="MT79">distances</text:span></text:h></draw:text-box></draw:frame><draw:g text:anchor-type="paragraph" draw:z-index="254" draw:name="Shape4_59" draw:style-name="Mgr1"><draw:path draw:style-name="Mgr4" draw:text-style-name="MP1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MP42" text:outline-level="1"><text:span text:style-name="MT80">G</text:span>éométrie plane : Parallèles, perpendiculaires, distances</text:h></draw:text-box></draw:frame><draw:g text:anchor-type="paragraph" draw:z-index="255" draw:name="Shape4_62" draw:style-name="Mgr1"><draw:path draw:style-name="Mgr4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1" draw:style-name="Mdp1">
      <style:header>
        <text:p text:style-name="_5f_Header_20_N_20_page_20_impaire_20__28_D_29_"><text:span text:style-name="MT66">Calculer : </text:span><text:span text:style-name="MT81">Diviser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81">Diviser</text:span><text:span text:style-name="MT66"> </text:span></text:p>
      </style:header-left>
      <style:footer>
        <text:p text:style-name="MP5"><draw:frame draw:style-name="Mfr1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8"><draw:g text:anchor-type="paragraph" draw:z-index="256" draw:name="Shape4_51" draw:style-name="Mgr1"><draw:path draw:style-name="Mgr2" draw:text-style-name="MP7" svg:width="0.855cm" svg:height="1.172cm" svg:x="7.545cm" svg:y="-0.194cm" svg:viewBox="0 0 856 1173" svg:d="M856 1173h-856v-991c0-100 79-182 175-182h505c97 0 176 82 176 182z"><text:p/></draw:path></draw:g><text:span text:style-name="MT68">calculer</text:span><text:span text:style-name="MT69"> : </text:span><text:span text:style-name="MT82">diviser</text:span></text:p></draw:text-box></draw:frame></text:p>
      </style:footer>
      <style:footer-left>
        <text:p text:style-name="MP5"><draw:frame draw:style-name="Mfr1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82">diviser</text:span></text:p></draw:text-box></draw:frame><draw:g text:anchor-type="paragraph" draw:z-index="257" draw:name="Shape4_60" draw:style-name="Mgr1"><draw:path draw:style-name="Mgr2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58" draw:name="Shape4_5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59" draw:name="Shape4_5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5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1" draw:style-name="Mdp1">
      <style:header>
        <text:p text:style-name="MP43">Calculer : <text:span text:style-name="MT83">Multiplier</text:span> </text:p>
      </style:header>
      <style:header-left>
        <text:p text:style-name="MP43">Calculer : <text:span text:style-name="MT83">Multiplier</text:span> </text:p>
      </style:header-left>
      <style:footer>
        <text:p text:style-name="MP5"><draw:frame draw:style-name="Mfr1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8"><draw:g text:anchor-type="paragraph" draw:z-index="261" draw:name="Shape4_55" draw:style-name="Mgr1"><draw:path draw:style-name="Mgr2" draw:text-style-name="MP7" svg:width="0.855cm" svg:height="1.172cm" svg:x="7.535cm" svg:y="-0.178cm" svg:viewBox="0 0 856 1173" svg:d="M856 1173h-856v-991c0-100 79-182 175-182h505c97 0 176 82 176 182z"><text:p/></draw:path></draw:g><text:span text:style-name="MT68">calculer</text:span><text:span text:style-name="MT69"> : </text:span><text:span text:style-name="MT84">Multiplier</text:span></text:p></draw:text-box></draw:frame></text:p>
      </style:footer>
      <style:footer-left>
        <text:p text:style-name="MP5"><draw:frame draw:style-name="Mfr1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84">Multiplier</text:span></text:p></draw:text-box></draw:frame><draw:g text:anchor-type="paragraph" draw:z-index="262" draw:name="Shape4_262" draw:style-name="Mgr1"><draw:path draw:style-name="Mgr2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63" draw:name="Shape4_5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64" draw:name="Shape4_52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5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1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5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4"><text:span text:style-name="MT68">calculer</text:span><text:span text:style-name="MT69"> : </text:span><text:span text:style-name="MT68">additionner et soustraire</text:span></text:p></draw:text-box></draw:frame><draw:g text:anchor-type="paragraph" draw:z-index="266" draw:name="Shape4_47" draw:style-name="Mgr1"><draw:path draw:style-name="Mgr2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44"><text:span text:style-name="MT68">calculer</text:span><text:span text:style-name="MT69"> : </text:span><text:span text:style-name="MT68">additionner et soustraire</text:span></text:p></draw:text-box></draw:frame><draw:g text:anchor-type="paragraph" draw:z-index="267" draw:name="Shape4_261" draw:style-name="Mgr1"><draw:path draw:style-name="Mgr2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5" draw:style-name="Mdp1">
      <style:header>
        <text:p text:style-name="_5f_Header_20_N_20_page_20_impaire_20__28_D_29_"><text:s/><text:span text:style-name="MT41">Calculer</text:span> : <text:span text:style-name="MT41">Additionner et soustraire</text:span></text:p>
      </style:header>
      <style:header-left>
        <text:p text:style-name="_5f_Header_20_N_20_page_20_paire_20__28_G_29_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68" draw:name="Shape4_4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69" draw:name="Shape4_4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1" draw:style-name="Mdp1">
      <style:header>
        <text:p text:style-name="MP45"><draw:path text:anchor-type="paragraph" draw:z-index="270" draw:name="Shape1_6" draw:style-name="Mgr7" draw:text-style-name="MP46" svg:width="4.329cm" svg:height="2.238cm" svg:x="-1.5cm" svg:y="-1.001cm" svg:viewBox="0 0 4330 2239" svg:d="M0 2239l3984-288c209-15 363-167 345-342l-170-1609h-4159z"><text:p/></draw:path><draw:line text:anchor-type="paragraph" draw:z-index="271" draw:name="Shape3_10" draw:style-name="Mgr8" draw:text-style-name="MP25" svg:x1="10.308cm" svg:y1="0.388cm" svg:x2="20.496cm" svg:y2="0.36cm"><text:p/></draw:line><text:span text:style-name="MT85">Fractions</text:span><text:span text:style-name="MT86"> : </text:span><text:span text:style-name="MT87">Problèmes</text:span><text:span text:style-name="MT86"> </text:span></text:p>
      </style:header>
      <style:header-left>
        <text:p text:style-name="MP45"><draw:line text:anchor-type="paragraph" draw:z-index="273" draw:name="Shape3_27" draw:style-name="Mgr8" draw:text-style-name="MP25" svg:x1="10.308cm" svg:y1="0.388cm" svg:x2="20.496cm" svg:y2="0.36cm"><text:p/></draw:line><draw:path text:anchor-type="paragraph" draw:z-index="274" draw:name="Shape1_10" draw:style-name="Mgr7" draw:text-style-name="MP46" svg:width="4.329cm" svg:height="2.238cm" svg:x="-1.5cm" svg:y="-1.001cm" svg:viewBox="0 0 4330 2239" svg:d="M0 2239l3984-288c209-15 363-167 345-342l-170-1609h-4159z"><text:p/></draw:path><text:span text:style-name="MT85">Fractions</text:span><text:span text:style-name="MT86"> : </text:span><text:span text:style-name="MT87">Problèmes</text:span><text:span text:style-name="MT86"> </text:span></text:p>
      </style:header-left>
      <style:footer>
        <text:p text:style-name="MP5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6"><draw:g text:anchor-type="paragraph" draw:z-index="272" draw:name="Shape4_4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8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78" draw:name="Shape4_4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79" draw:name="Shape4_4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1" draw:style-name="Mdp1">
      <style:header>
        <text:p text:style-name="MP48"><draw:line text:anchor-type="paragraph" draw:z-index="281" draw:name="Shape3_9" draw:style-name="Mgr8" draw:text-style-name="MP25" svg:x1="10.37cm" svg:y1="0.365cm" svg:x2="20.496cm" svg:y2="0.36cm"><text:p/></draw:line><draw:path text:anchor-type="paragraph" draw:z-index="282" draw:name="Shape1_4" draw:style-name="Mgr7" draw:text-style-name="MP46" svg:width="4.329cm" svg:height="2.238cm" svg:x="-1.5cm" svg:y="-7.4cm" svg:viewBox="0 0 4330 2239" svg:d="M0 2239l3984-288c209-15 363-167 345-342l-170-1609h-4159z"><text:p/></draw:path><text:span text:style-name="MT89">Fractions</text:span> : <text:span text:style-name="MT89">Opérations</text:span> </text:p>
      </style:header>
      <style:header-left>
        <text:p text:style-name="MP48"><draw:path text:anchor-type="paragraph" draw:z-index="284" draw:name="Shape1_8" draw:style-name="Mgr7" draw:text-style-name="MP46" svg:width="4.329cm" svg:height="2.238cm" svg:x="-1.5cm" svg:y="-7.4cm" svg:viewBox="0 0 4330 2239" svg:d="M0 2239l3984-288c209-15 363-167 345-342l-170-1609h-4159z"><text:p/></draw:path><draw:line text:anchor-type="paragraph" draw:z-index="285" draw:name="Shape3_26" draw:style-name="Mgr8" draw:text-style-name="MP25" svg:x1="10.37cm" svg:y1="0.365cm" svg:x2="20.496cm" svg:y2="0.36cm"><text:p/></draw:line><text:span text:style-name="MT89">Fractions</text:span> : <text:span text:style-name="MT89">Opérations</text:span> </text:p>
      </style:header-left>
      <style:footer>
        <text:p text:style-name="MP5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6"><draw:g text:anchor-type="paragraph" draw:z-index="283" draw:name="Shape4_38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88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86" draw:name="Shape4_3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87" draw:name="Shape4_39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1" draw:style-name="Mdp1">
      <style:header>
        <text:p text:style-name="MP50"><draw:line text:anchor-type="paragraph" draw:z-index="289" draw:name="Shape3_8" draw:style-name="Mgr8" draw:text-style-name="MP25" svg:x1="17.736cm" svg:y1="0.376cm" svg:x2="20.496cm" svg:y2="0.36cm"><text:p/></draw:line><text:span text:style-name="MT90">Fractions</text:span> : <text:span text:style-name="MT90">Fractions, décimaux et comparaison</text:span></text:p>
      </style:header>
      <style:header-left>
        <text:p text:style-name="MP50"><draw:line text:anchor-type="paragraph" draw:z-index="291" draw:name="Shape3_25" draw:style-name="Mgr8" draw:text-style-name="MP25" svg:x1="17.736cm" svg:y1="0.376cm" svg:x2="20.496cm" svg:y2="0.36cm"><text:p/></draw:line><text:span text:style-name="MT90">Fractions</text:span> : <text:span text:style-name="MT90">Fractions, décimaux et comparaison</text:span></text:p>
      </style:header-left>
      <style:footer>
        <text:p text:style-name="MP5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6"><draw:g text:anchor-type="paragraph" draw:z-index="290" draw:name="Shape4_34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88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92" draw:name="Shape4_3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93" draw:name="Shape4_3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1" draw:style-name="Mdp1">
      <style:header>
        <text:p text:style-name="MP52"><draw:line text:anchor-type="paragraph" draw:z-index="295" draw:name="Shape3_24" draw:style-name="Mgr8" draw:text-style-name="MP25" svg:x1="11.52cm" svg:y1="0.376cm" svg:x2="20.496cm" svg:y2="0.36cm"><text:p/></draw:line><text:span text:style-name="MT91">Fractions</text:span> : <text:span text:style-name="MT91">Droite graduée</text:span></text:p>
      </style:header>
      <style:header-left>
        <text:p text:style-name="MP52"><draw:line text:anchor-type="paragraph" draw:z-index="297" draw:name="Shape3_28" draw:style-name="Mgr8" draw:text-style-name="MP25" svg:x1="11.52cm" svg:y1="0.376cm" svg:x2="20.496cm" svg:y2="0.36cm"><text:p/></draw:line><text:span text:style-name="MT91">Fractions</text:span> : <text:span text:style-name="MT91">Droite graduée</text:span></text:p>
      </style:header-left>
      <style:footer>
        <text:p text:style-name="MP5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6"><draw:g text:anchor-type="paragraph" draw:z-index="296" draw:name="Shape4_30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88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98" draw:name="Shape4_29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99" draw:name="Shape4_3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0" draw:name="Shape4_3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1" draw:style-name="Mdp1">
      <style:header>
        <text:p text:style-name="MP54"><draw:line text:anchor-type="paragraph" draw:z-index="301" draw:name="Shape3_14" draw:style-name="Mgr8" draw:text-style-name="MP25" svg:x1="12.876cm" svg:y1="0.392cm" svg:x2="20.496cm" svg:y2="0.36cm"><text:p/></draw:line><draw:path text:anchor-type="paragraph" draw:z-index="302" draw:name="Shape1_3" draw:style-name="Mgr7" draw:text-style-name="MP46" svg:width="4.329cm" svg:height="2.238cm" svg:x="-1.8cm" svg:y="-8.982cm" svg:viewBox="0 0 4330 2239" svg:d="M0 2239l3984-288c209-15 363-167 345-342l-170-1609h-4159z"><text:p/></draw:path><text:span text:style-name="MT92">Fractions</text:span> : <text:span text:style-name="MT92">Vocabulaire et sens</text:span></text:p>
      </style:header>
      <style:header-left>
        <text:p text:style-name="MP54"><draw:line text:anchor-type="paragraph" draw:z-index="304" draw:name="Shape3_23" draw:style-name="Mgr8" draw:text-style-name="MP25" svg:x1="12.876cm" svg:y1="0.392cm" svg:x2="20.496cm" svg:y2="0.36cm"><text:p/></draw:line><draw:path text:anchor-type="paragraph" draw:z-index="305" draw:name="Shape1_7" draw:style-name="Mgr7" draw:text-style-name="MP46" svg:width="4.329cm" svg:height="2.238cm" svg:x="-1.8cm" svg:y="-8.982cm" svg:viewBox="0 0 4330 2239" svg:d="M0 2239l3984-288c209-15 363-167 345-342l-170-1609h-4159z"><text:p/></draw:path><text:span text:style-name="MT92">Fractions</text:span> : <text:span text:style-name="MT92">Vocabulaire et sens</text:span></text:p>
      </style:header-left>
      <style:footer>
        <text:p text:style-name="MP5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6"><draw:g text:anchor-type="paragraph" draw:z-index="303" draw:name="Shape4_26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88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06" draw:name="Shape4_2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07" draw:name="Shape4_2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1" draw:style-name="Mdp1">
      <style:header>
        <text:p text:style-name="MP56"><draw:path text:anchor-type="paragraph" draw:z-index="309" draw:name="Shape1_1" draw:style-name="Mgr7" draw:text-style-name="MP46" svg:width="4.329cm" svg:height="2.238cm" svg:x="-1.8cm" svg:y="-8.982cm" svg:viewBox="0 0 4330 2239" svg:d="M0 2239l3984-288c209-15 363-167 345-342l-170-1609h-4159z"><text:p/></draw:path><draw:line text:anchor-type="paragraph" draw:z-index="310" draw:name="Shape3_13" draw:style-name="Mgr8" draw:text-style-name="MP25" svg:x1="15.337cm" svg:y1="0.36cm" svg:x2="20.496cm" svg:y2="0.36cm"><text:p/></draw:line><text:span text:style-name="MT93">Fractions</text:span> : <text:span text:style-name="MT93">Représentation géométrique</text:span></text:p>
      </style:header>
      <style:header-left>
        <text:p text:style-name="MP56"><draw:line text:anchor-type="paragraph" draw:z-index="311" draw:name="Shape3_21" draw:style-name="Mgr8" draw:text-style-name="MP25" svg:x1="15.337cm" svg:y1="0.36cm" svg:x2="20.496cm" svg:y2="0.36cm"><text:p/></draw:line><draw:path text:anchor-type="paragraph" draw:z-index="312" draw:name="Shape1_13" draw:style-name="Mgr7" draw:text-style-name="MP46" svg:width="4.329cm" svg:height="2.238cm" svg:x="-1.8cm" svg:y="-8.982cm" svg:viewBox="0 0 4330 2239" svg:d="M0 2239l3984-288c209-15 363-167 345-342l-170-1609h-4159z"><text:p/></draw:path><text:span text:style-name="MT93">Fractions</text:span> : <text:span text:style-name="MT93">Représentation géométrique</text:span></text:p>
      </style:header-left>
      <style:footer>
        <text:p text:style-name="MP5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57"><text:span text:style-name="MT88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13" draw:name="Shape4_2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581" text:anchor-type="paragraph" svg:y="-0.06cm" draw:z-index="0"><draw:text-box fo:min-height="0.499cm" fo:min-width="3cm"><draw:frame draw:style-name="Mfr2" draw:name="Frame6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14" draw:name="Shape4_2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8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1" draw:style-name="Mdp1">
      <style:header>
        <text:p text:style-name="MP58"><draw:line text:anchor-type="paragraph" draw:z-index="316" draw:name="Shape3_5" draw:style-name="Mgr8" draw:text-style-name="MP25" svg:x1="18.701cm" svg:y1="0.36cm" svg:x2="20.497cm" svg:y2="0.36cm"><text:p/></draw:line><text:span text:style-name="MT94">Nombres entiers et décimaux</text:span> : <text:span text:style-name="MT94">Comparer, encadrer</text:span></text:p>
      </style:header>
      <style:header-left>
        <text:p text:style-name="MP58"><draw:line text:anchor-type="paragraph" draw:z-index="318" draw:name="Shape3_6" draw:style-name="Mgr8" draw:text-style-name="MP25" svg:x1="18.701cm" svg:y1="0.36cm" svg:x2="20.497cm" svg:y2="0.36cm"><text:p/></draw:line><text:span text:style-name="MT94">Nombres entiers et décimaux</text:span> : <text:span text:style-name="MT94">Comparer, encadrer</text:span></text:p>
      </style:header-left>
      <style:footer>
        <text:p text:style-name="MP5"><draw:frame draw:style-name="Mfr3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6"><draw:g text:anchor-type="paragraph" draw:z-index="317" draw:name="Shape4_1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88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19" draw:name="Shape4_1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20" draw:name="Shape4_2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21" draw:name="Shape4_2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1" draw:style-name="Mdp1">
      <style:header>
        <text:p text:style-name="MP60"><draw:line text:anchor-type="paragraph" draw:z-index="322" draw:name="Shape3_2" draw:style-name="Mgr8" draw:text-style-name="MP25" svg:x1="16.083cm" svg:y1="0.383cm" svg:x2="20.496cm" svg:y2="0.36cm"><text:p/></draw:line>Nombres entiers et décimaux : Numération</text:p>
      </style:header>
      <style:header-left>
        <text:p text:style-name="MP60"><draw:line text:anchor-type="paragraph" draw:z-index="324" draw:name="Shape3_3" draw:style-name="Mgr9" draw:text-style-name="MP25" svg:x1="16.085cm" svg:y1="1.458cm" svg:x2="20.498cm" svg:y2="1.435cm"><text:p/></draw:line>Nombres entiers et décimaux : Numération</text:p>
      </style:header-left>
      <style:footer>
        <text:p text:style-name="MP5"><draw:g text:anchor-type="paragraph" draw:z-index="323" draw:name="Shape4_4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2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88">N</text:span>ombres entiers et décimaux : numération</text:p></draw:text-box></draw:frame></text:p>
      </style:footer>
      <style:footer-left>
        <text:p text:style-name="MP5"><draw:g text:anchor-type="paragraph" draw:z-index="325" draw:name="Shape4_8" draw:style-name="Mgr1"><draw:path draw:style-name="Mgr2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1"><text:span text:style-name="MT88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26" draw:name="Shape4_78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27" draw:name="Shape4_11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1" draw:style-name="Mdp1">
      <style:header>
        <text:p text:style-name="MP62"><draw:line text:anchor-type="paragraph" draw:z-index="329" draw:name="Shape3_15" draw:style-name="Mgr8" draw:text-style-name="MP25" svg:x1="17.597cm" svg:y1="0.383cm" svg:x2="19.595cm" svg:y2="0.383cm"><text:p/></draw:line><text:span text:style-name="MT86">Nombres entiers et décimaux : </text:span><text:span text:style-name="Character_5f_20_5f_style"><text:span text:style-name="MT95">×</text:span></text:span><text:span text:style-name="MT96"> 10, 100, 1000</text:span></text:p>
      </style:header>
      <style:header-left>
        <text:p text:style-name="MP62"><draw:line text:anchor-type="paragraph" draw:z-index="331" draw:name="Shape3_19" draw:style-name="Mgr8" draw:text-style-name="MP25" svg:x1="17.597cm" svg:y1="0.383cm" svg:x2="19.595cm" svg:y2="0.383cm"><text:p/></draw:line><text:span text:style-name="MT86">Nombres entiers et décimaux : </text:span><text:span text:style-name="Character_5f_20_5f_style"><text:span text:style-name="MT95">×</text:span></text:span><text:span text:style-name="MT96"> 10, 100, 1000</text:span></text:p>
      </style:header-left>
      <style:footer>
        <text:p text:style-name="MP5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6"><draw:g text:anchor-type="paragraph" draw:z-index="330" draw:name="Shape4_15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Character_5f_20_5f_style"><text:span text:style-name="MT95">×</text:span></text:span><text:span text:style-name="MT98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32" draw:name="Shape4_1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33" draw:name="Shape4_10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35" draw:name="Shape4_1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36" draw:name="Shape4_1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16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1" draw:style-name="Mdp1">
      <style:header>
        <text:p text:style-name="MP62"><draw:line text:anchor-type="paragraph" draw:z-index="338" draw:name="Shape3_22" draw:style-name="Mgr10" draw:text-style-name="MP25" svg:x1="16.575cm" svg:y1="0cm" svg:x2="19.073cm" svg:y2="0cm"><text:p/></draw:line><text:span text:style-name="MT86">Nombres entiers et décimaux : </text:span><text:span text:style-name="MT99">La droite graduée</text:span></text:p>
      </style:header>
      <style:header-left>
        <text:p text:style-name="MP62"><draw:line text:anchor-type="paragraph" draw:z-index="340" draw:name="Shape3_37" draw:style-name="Mgr8" draw:text-style-name="MP25" svg:x1="17.999cm" svg:y1="0.36cm" svg:x2="20.497cm" svg:y2="0.36cm"><text:p/></draw:line><text:span text:style-name="MT86">Nombres entiers et décimaux : </text:span><text:span text:style-name="MT99">La droite graduée</text:span></text:p>
      </style:header-left>
      <style:footer>
        <text:p text:style-name="MP5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6"><draw:g text:anchor-type="paragraph" draw:z-index="339" draw:name="Shape4_9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MT100">la droite graduée</text:span></text:p></draw:text-box></draw:frame></text:p>
      </style:footer>
      <style:footer-left>
        <text:p text:style-name="MP5"><draw:frame draw:style-name="Mfr3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6"><draw:g text:anchor-type="paragraph" draw:z-index="341" draw:name="Shape4_1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68">N</text:span><text:span text:style-name="MT97">ombres entiers et décimaux : </text:span><text:span text:style-name="MT100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35" draw:name="Shape4_6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36" draw:name="Shape4_7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77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1" draw:style-name="Mdp1">
      <style:header>
        <text:p text:style-name="_5f_Header_20_N_20_page_20_impaire_20__28_D_29_"><text:span text:style-name="MT66">Calculer : </text:span><text:span text:style-name="MT101">Priorités opératoires</text:span><text:span text:style-name="MT66"> </text:span></text:p>
      </style:header>
      <style:header-left>
        <text:p text:style-name="_5f_Header_20_N_20_page_20_impaire_20__28_D_29_"><text:span text:style-name="MT66">Calculer : </text:span><text:span text:style-name="MT101">Priorités opératoires</text:span><text:span text:style-name="MT66"> </text:span></text:p>
      </style:header-left>
      <style:footer>
        <text:p text:style-name="MP5"><draw:frame draw:style-name="Mfr1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6"><draw:g text:anchor-type="paragraph" draw:z-index="243" draw:name="Shape4_67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68">calculer</text:span><text:span text:style-name="MT69"> : </text:span><text:span text:style-name="MT102">priorités opératoires</text:span></text:p></draw:text-box></draw:frame></text:p>
      </style:footer>
      <style:footer-left>
        <text:p text:style-name="MP5"><draw:frame draw:style-name="Mfr1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9"><text:span text:style-name="MT68">calculer</text:span><text:span text:style-name="MT69"> : </text:span><text:span text:style-name="MT102">priorités opératoires</text:span></text:p></draw:text-box></draw:frame><draw:g text:anchor-type="paragraph" draw:z-index="244" draw:name="Shape4_69" draw:style-name="Mgr1"><draw:path draw:style-name="Mgr2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7" draw:style-name="Mdp1">
      <style:header>
        <text:p text:style-name="_5f_Header_20_D_20_page_20_impaire_20__28_D_29_">Proportionnalité et pourcentage : <text:span text:style-name="MT103">P</text:span>roportionnalité </text:p>
      </style:header>
      <style:header-left>
        <text:p text:style-name="_5f_Header_20_D_20_page_20_paire_20__28_G_29_"><text:span text:style-name="MT47"><text:tab/>Proportionnalité et pourcentage</text:span><text:span text:style-name="MT48"> </text:span>: <text:span text:style-name="MT47">proportionnalité</text:span> </text:p>
      </style:header-left>
      <style:footer>
        <text:p text:style-name="MP5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4"><draw:g text:anchor-type="paragraph" draw:z-index="215" draw:name="Shape4_73" draw:style-name="Mgr1"><draw:path draw:style-name="Mgr3" draw:text-style-name="MP3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4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6"><draw:g text:anchor-type="paragraph" draw:z-index="216" draw:name="Shape4_88" draw:style-name="Mgr1"><draw:path draw:style-name="Mgr3" draw:text-style-name="MP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5" draw:style-name="Mdp1">
      <style:header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>
      <style:header-left>
        <text:p text:style-name="Header"><text:span text:style-name="MT47">Proportionnalité et pourcentages</text:span><text:span text:style-name="MT48"> </text:span>: <text:span text:style-name="MT47">proportionnalité</text:span> </text:p>
        <text:p text:style-name="MP29"/>
      </style:header-left>
      <style:footer>
        <text:p text:style-name="MP14"><draw:frame draw:style-name="Mfr3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0">Proportionnalité et pourcentages : proportionalité</text:p></draw:text-box></draw:frame><draw:g text:anchor-type="paragraph" draw:z-index="217" draw:name="Shape4_2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: </text:p></draw:text-box></draw:frame><draw:g text:anchor-type="paragraph" draw:z-index="218" draw:name="Shape4_25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19" draw:name="Shape4_7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20" draw:name="Shape4_10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0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1" draw:style-name="Mdp1">
      <style:header>
        <text:p text:style-name="_5f_Header_20_M_20_page_20_impaire_20__28_D_29_"><draw:line text:anchor-type="paragraph" draw:z-index="222" draw:name="Shape3_4" draw:style-name="Mgr6" draw:text-style-name="MP25" svg:x1="12.104cm" svg:y1="0.392cm" svg:x2="20.497cm" svg:y2="0.36cm"><text:p/></draw:line><text:span text:style-name="MT42">Périmètre</text:span> : <text:span text:style-name="MT104">Coder et calculer</text:span></text:p>
      </style:header>
      <style:header-left>
        <text:p text:style-name="_5f_Header_20_M_20_page_20_impaire_20__28_D_29_"><draw:line text:anchor-type="paragraph" draw:z-index="224" draw:name="Shape3_18" draw:style-name="Mgr6" draw:text-style-name="MP25" svg:x1="12.104cm" svg:y1="0.392cm" svg:x2="20.497cm" svg:y2="0.36cm"><text:p/></draw:line><text:span text:style-name="MT42">Périmètre</text:span> : <text:span text:style-name="MT104">Coder et calculer</text:span></text:p>
      </style:header-left>
      <style:footer>
        <text:p text:style-name="MP5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6"><draw:g text:anchor-type="paragraph" draw:z-index="223" draw:name="Shape4_10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39">Périmètre : </text:span><text:span text:style-name="MT105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5" draw:style-name="Mdp1">
      <style:header>
        <text:p text:style-name="_5f_Header_20_N_20_page_20_impaire_20__28_D_29_"><text:s/><text:span text:style-name="MT4">Conversions d’unités : longueurs</text:span></text:p>
      </style:header>
      <style:header-left>
        <text:p text:style-name="_5f_Header_20_N_20_page_20_impaire_20__28_D_29_"><text:s/><text:span text:style-name="MT4">Conversions d’unités : longueurs</text:span></text:p>
      </style:header-left>
      <style:footer>
        <text:p text:style-name="MP14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longueurs</text:span><text:span text:style-name="MT11"> </text:span></text:p></draw:text-box></draw:frame><draw:g text:anchor-type="paragraph" draw:z-index="180" draw:name="Shape4_8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81" draw:name="Shape4_12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5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1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5"><draw:frame draw:style-name="Mfr1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66">Conversions d’unités : longueurs</text:p></draw:text-box></draw:frame><draw:g text:anchor-type="paragraph" draw:z-index="183" draw:name="Shape4_127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6"><draw:g text:anchor-type="paragraph" draw:z-index="184" draw:name="Shape4_133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Conversions d’unités : longueurs</text:p></draw:text-box></draw:frame><draw:g text:anchor-type="paragraph" draw:z-index="185" draw:name="Shape4_177" draw:style-name="Mgr1"><draw:path draw:style-name="Mgr2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8">
      <style:header>
        <text:p text:style-name="MP6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9">
      <style:header>
        <text:p text:style-name="MP6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6" draw:name="Shape4_145" draw:style-name="Mgr1"><draw:path draw:style-name="Mgr2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9">Conversions d’unités : </text:span><text:span text:style-name="MT106">Volume</text:span><text:span text:style-name="MT11"> </text:span></text:p></draw:text-box></draw:frame></text:h>
      </style:footer>
      <style:footer-left>
        <text:p text:style-name="Footer"/>
      </style:footer-left>
    </style:master-page>
    <style:master-page style:name="_31__5f_1_5f_SERIE_5f_G_5f_GAUCHE_5f_ET_5f_DROITE_5f_2COL" style:display-name="1_1_SERIE_G_GAUCHE_ET_DROITE_2COL" style:page-layout-name="Mpm11" draw:style-name="Mdp1">
      <style:header>
        <text:p text:style-name="_5f_Header_20_G_20_page_20_impaire_20__28_D_29_"><draw:line text:anchor-type="paragraph" draw:z-index="356" draw:name="Shape3_7" draw:style-name="Mgr11" draw:text-style-name="MP25" svg:x1="15.12cm" svg:y1="0.36cm" svg:x2="20.496cm" svg:y2="0.36cm"><text:p/></draw:line><text:s/><text:span text:style-name="MT107">Angles : </text:span>Angles : <text:span text:style-name="MT108">Comprendre la notion d’angle</text:span></text:p>
      </style:header>
      <style:header-left>
        <text:p text:style-name="MP70"><draw:line text:anchor-type="paragraph" draw:z-index="357" draw:name="Shape3_29" draw:style-name="Mgr11" draw:text-style-name="MP25" svg:x1="15.12cm" svg:y1="0.36cm" svg:x2="20.496cm" svg:y2="0.36cm"><text:p/></draw:line>Angles : <text:span text:style-name="MT108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<text:span text:style-name="MT109">Angles : </text:span><text:span text:style-name="MT111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2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5" draw:style-name="Mdp1">
      <style:header>
        <text:p text:style-name="MP72"><draw:line text:anchor-type="paragraph" draw:z-index="355" draw:name="Shape3_33" draw:style-name="Mgr11" draw:text-style-name="MP25" svg:x1="15.12cm" svg:y1="0.36cm" svg:x2="20.496cm" svg:y2="0.36cm"><text:p/></draw:line><text:s/><text:span text:style-name="MT113">Angles</text:span> : <text:span text:style-name="MT108">Comprendre la notion d’angle</text:span></text:p>
      </style:header>
      <style:footer>
        <text:p text:style-name="MP14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/text:p>
      </style:footer>
      <style:footer-left>
        <text:p text:style-name="MP14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4">Angles</text:span><text:span text:style-name="MT11"> : </text:span><text:span text:style-name="MT114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1" draw:style-name="Mdp1">
      <style:header>
        <text:p text:style-name="_5f_Header_20_G_20_page_20_impaire_20__28_D_29_"><draw:line text:anchor-type="paragraph" draw:z-index="354" draw:name="Shape3_35" draw:style-name="Mgr11" draw:text-style-name="MP25" svg:x1="11.344cm" svg:y1="0.358cm" svg:x2="20.497cm" svg:y2="0.36cm"><text:p/></draw:line><text:span text:style-name="MT115">Angles </text:span>: Nommer un angle</text:p>
      </style:header>
      <style:footer>
        <text:p text:style-name="MP5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3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51" draw:name="Shape4_184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52" draw:name="Shape4_18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18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_5f_Header_20_G_20_page_20_paire_20__28_G_29_"><draw:line text:anchor-type="paragraph" draw:z-index="350" draw:name="Shape3_30" draw:style-name="Mgr11" draw:text-style-name="MP25" svg:x1="11.435cm" svg:y1="0.388cm" svg:x2="20.496cm" svg:y2="0.36cm"><text:p/></draw:line><text:span text:style-name="MT116">Angles</text:span> : <text:span text:style-name="MT116">Mesurer un angle</text:span></text:p>
      </style:header-left>
      <style:footer>
        <text:p text:style-name="MP14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49" draw:name="Shape4_17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7">Angles </text:span><text:span text:style-name="MT11">: </text:span><text:span text:style-name="MT117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1" draw:style-name="Mdp1">
      <style:header>
        <text:p text:style-name="_5f_Header_20_G_20_page_20_paire_20__28_G_29_"><draw:line text:anchor-type="paragraph" draw:z-index="347" draw:name="Shape3_31" draw:style-name="Mgr11" draw:text-style-name="MP2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11" draw:text-style-name="MP2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8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344" draw:name="Shape4_18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345" draw:name="Shape4_188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18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1" draw:style-name="Mdp1">
      <style:header>
        <text:p text:style-name="_5f_Header_20_G_20_page_20_impaire_20__28_D_29_"><draw:line text:anchor-type="paragraph" draw:z-index="342" draw:name="Shape3_34" draw:style-name="Mgr11" draw:text-style-name="MP25" svg:x1="15.448cm" svg:y1="0.365cm" svg:x2="20.496cm" svg:y2="0.36cm"><text:p/></draw:line><text:span text:style-name="MT119">Angles</text:span><text:span text:style-name="MT120"> : </text:span><text:span text:style-name="MT121">Calculer des mesures d’angle</text:span></text:p>
      </style:header>
      <style:header-left>
        <text:p text:style-name="_5f_Header_20_G_20_page_20_paire_20__28_G_29_"><draw:line text:anchor-type="paragraph" draw:z-index="343" draw:name="Shape3_36" draw:style-name="Mgr11" draw:text-style-name="MP25" svg:x1="15.448cm" svg:y1="0.365cm" svg:x2="20.496cm" svg:y2="0.36cm"><text:p/></draw:line><text:span text:style-name="MT119">Angles : </text:span><text:span text:style-name="MT121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10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22">Calculer des </text:span><text:span text:style-name="MT118">Mesure</text:span><text:span text:style-name="MT122">s</text:span><text:span text:style-name="MT118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1"><text:span text:style-name="MT109">Angles : </text:span><text:span text:style-name="MT123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1" draw:style-name="Mdp1">
      <style:header>
        <text:p text:style-name="MP74"><draw:line text:anchor-type="paragraph" draw:z-index="275" draw:name="Shape3_39" draw:style-name="Mgr8" draw:text-style-name="MP25" svg:x1="10.308cm" svg:y1="0.388cm" svg:x2="20.496cm" svg:y2="0.36cm"><text:p/></draw:line><draw:path text:anchor-type="paragraph" draw:z-index="276" draw:name="Shape1_12" draw:style-name="Mgr7" draw:text-style-name="MP46" svg:width="4.329cm" svg:height="2.238cm" svg:x="-1.5cm" svg:y="-1.001cm" svg:viewBox="0 0 4330 2239" svg:d="M0 2239l3984-288c209-15 363-167 345-342l-170-1609h-4159z"><text:p/></draw:path><text:span text:style-name="MT85">Fractions</text:span><text:span text:style-name="MT86"> : </text:span><text:span text:style-name="MT87">Problèmes</text:span><text:span text:style-name="MT86"> </text:span></text:p>
      </style:header>
      <style:footer>
        <text:p text:style-name="MP5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6"><draw:g text:anchor-type="paragraph" draw:z-index="277" draw:name="Shape4_258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8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245" draw:name="Shape4_85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246" draw:name="Shape4_26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7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header-left>
        <text:p text:style-name="Header"><text:s/><text:span text:style-name="MT41">Calculer</text:span> : <text:span text:style-name="MT41">Additionner et soustraire</text:span></text:p>
      </style:header-left>
      <style:footer>
        <text:p text:style-name="MP14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47" draw:name="Shape4_10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48" draw:name="Shape4_155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56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1" draw:style-name="Mdp1">
      <style:header>
        <text:p text:style-name="MP75"><text:span text:style-name="MT124"><text:s text:c="15"/>A</text:span>ires : Aire et unité</text:p>
      </style:header>
      <style:header-left>
        <text:p text:style-name="MP75"><text:span text:style-name="MT124"><text:s text:c="15"/>A</text:span>ires : Aire et unité</text:p>
      </style:header-left>
      <style:footer>
        <text:p text:style-name="MP5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6"><draw:g text:anchor-type="paragraph" draw:z-index="146" draw:name="Shape4_157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1" draw:style-name="Mdp1">
      <style:header>
        <text:p text:style-name="_5f_Header_20_G_20_page_20_impaire_20__28_D_29_"><text:span text:style-name="MT73">Géométrie plane, </text:span><text:span text:style-name="MT125">partie 1</text:span> : <text:span text:style-name="MT126">Assembler et décomposer</text:span></text:p>
      </style:header>
      <style:footer>
        <text:p text:style-name="MP5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7"><text:span text:style-name="MT127">Géométrie plane, </text:span><text:span text:style-name="MT128">partie 1</text:span><text:span text:style-name="MT127"> : </text:span><text:span text:style-name="MT129">assembler et décomposer</text:span></text:p></draw:text-box></draw:frame><draw:g text:anchor-type="paragraph" draw:z-index="144" draw:name="Shape4_216" draw:style-name="Mgr1"><draw:path draw:style-name="Mgr4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6"><draw:g text:anchor-type="paragraph" draw:z-index="145" draw:name="Shape4_21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, </text:span><text:span text:style-name="MT128">partie 1</text:span><text:span text:style-name="MT77"> : </text:span><text:span text:style-name="MT129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5" draw:style-name="Mdp1">
      <style:header>
        <text:p text:style-name="MP79"><text:span text:style-name="MT130">Géométrie plane</text:span><text:span text:style-name="MT131"> : </text:span><text:span text:style-name="MT132">Vocabulaire</text:span></text:p>
      </style:header>
      <style:footer>
        <text:p text:style-name="MP14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42" draw:name="Shape4_21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43" draw:name="Shape4_21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1" draw:style-name="Mdp1">
      <style:header>
        <text:p text:style-name="_5f_Header_20_G_20_page_20_impaire_20__28_D_29_"><text:span text:style-name="MT73">Géométrie plane, </text:span><text:span text:style-name="MT125">partie 1</text:span> : <text:span text:style-name="MT134">coder</text:span></text:p>
      </style:header>
      <style:footer>
        <text:p text:style-name="MP5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7"><text:span text:style-name="MT127">Géométrie plane, </text:span><text:span text:style-name="MT128">partie 1</text:span><text:span text:style-name="MT127"> : </text:span><text:span text:style-name="MT135">coder</text:span></text:p></draw:text-box></draw:frame><draw:g text:anchor-type="paragraph" draw:z-index="140" draw:name="Shape4_211" draw:style-name="Mgr1"><draw:path draw:style-name="Mgr4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pan text:style-name="MT77">Géométrie plane, </text:span><text:span text:style-name="MT128">partie 1</text:span><text:span text:style-name="MT77"> : </text:span><text:span text:style-name="MT135">coder</text:span></text:p></draw:text-box></draw:frame><draw:g text:anchor-type="paragraph" draw:z-index="141" draw:name="Shape4_212" draw:style-name="Mgr1"><draw:path draw:style-name="Mgr4" draw:text-style-name="MP18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5" draw:style-name="Mdp1">
      <style:header>
        <text:p text:style-name="MP79"><text:span text:style-name="MT130">Géométrie plane</text:span><text:span text:style-name="MT131"> : </text:span><text:span text:style-name="MT132">Vocabulaire</text:span></text:p>
      </style:header>
      <style:header-left>
        <text:p text:style-name="MP79"><text:span text:style-name="MT130">Géométrie plane</text:span><text:span text:style-name="MT131"> : </text:span><text:span text:style-name="MT132">Vocabulaire</text:span></text:p>
      </style:header-left>
      <style:footer>
        <text:p text:style-name="MP14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38" draw:name="Shape4_20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77">Géométrie plane : </text:span><text:span text:style-name="MT133">vocabulaire</text:span></text:p></draw:text-box></draw:frame><draw:g text:anchor-type="paragraph" draw:z-index="139" draw:name="Shape4_21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1" draw:style-name="Mdp1">
      <style:header>
        <text:p text:style-name="_5f_Header_20_G_20_page_20_impaire_20__28_D_29_"><text:span text:style-name="MT73">Géométrie plane</text:span> : <text:span text:style-name="MT74">P</text:span><text:span text:style-name="MT75">arallèles, perpendiculaires,<text:line-break/> </text:span><text:span text:style-name="MT76">distances</text:span></text:p>
      </style:header>
      <style:footer>
        <text:p text:style-name="MP5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6"><draw:g text:anchor-type="paragraph" draw:z-index="136" draw:name="Shape4_20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Géométrie plane : </text:span><text:span text:style-name="MT78">Parallèles, perpendiculaires, </text:span><text:span text:style-name="MT79">distances</text:span></text:h></draw:text-box></draw:frame></text:p>
      </style:footer>
      <style:footer-left>
        <text:h text:style-name="_5f_Footer_20_page_20_paire_20__28_G_29_" text:outline-level="1"><draw:frame draw:style-name="Mfr3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draw:g text:anchor-type="paragraph" draw:z-index="137" draw:name="Shape4_206" draw:style-name="Mgr1"><draw:path draw:style-name="Mgr4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5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4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134" draw:name="Shape4_20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135" draw:name="Shape4_15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7" draw:style-name="Mdp1">
      <style:header>
        <text:p text:style-name="_5f_Header_20_G_20_page_20_impaire_20__28_D_29_"><text:span text:style-name="MT73">Géométrie plane</text:span> : <text:span text:style-name="MT137">Milieu, alignement, </text:span><text:span text:style-name="MT138">appartenance</text:span></text:p>
      </style:header>
      <style:footer>
        <text:p text:style-name="MP5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6"><draw:g text:anchor-type="paragraph" draw:z-index="132" draw:name="Shape4_1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27">Géométrie plane : </text:span><text:span text:style-name="MT139">milieu, Alignement, </text:span><text:span text:style-name="MT140">APPARTENANCE</text:span></text:p></draw:text-box></draw:frame></text:p>
      </style:footer>
      <style:footer-left>
        <text:p text:style-name="MP14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6"><draw:g text:anchor-type="paragraph" draw:z-index="133" draw:name="Shape4_15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139">milieu, alignement, </text:span><text:span text:style-name="MT140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30" draw:name="Shape4_14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31" draw:name="Shape4_15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7" draw:style-name="Mdp1">
      <style:header>
        <text:p text:style-name="_5f_Header_20_G_20_page_20_paire_20__28_G_29_"><text:span text:style-name="MT73">Géométrie plane</text:span> : <text:span text:style-name="MT73">Points, droites </text:span><text:span text:style-name="MT142">et cercles</text:span></text:p>
      </style:header>
      <style:footer>
        <text:p text:style-name="MP14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6"><draw:g text:anchor-type="paragraph" draw:z-index="128" draw:name="Shape4_20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43">et cercles</text:span></text:p></draw:text-box></draw:frame></text:p>
      </style:footer>
      <style:footer-left>
        <text:p text:style-name="MP14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6"><draw:g text:anchor-type="paragraph" draw:z-index="129" draw:name="Shape4_20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Géométrie plane : points, droites <text:span text:style-name="MT14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26" draw:name="Shape4_200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127" draw:name="Shape4_201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1" draw:style-name="Mdp1">
      <style:header>
        <text:p text:style-name="MP35"><text:span text:style-name="MT60">Repères du plan : Se repérer</text:span> </text:p>
      </style:header>
      <style:footer>
        <text:p text:style-name="MP5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6"><draw:g text:anchor-type="paragraph" draw:z-index="124" draw:name="Shape4_19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6"><draw:g text:anchor-type="paragraph" draw:z-index="125" draw:name="Shape4_19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5" draw:style-name="Mdp1">
      <style:header>
        <text:p text:style-name="_5f_Header_20_G_20_page_20_impaire_20__28_D_29_"><text:span text:style-name="MT144">R</text:span><text:span text:style-name="MT145">epères du plan : Se </text:span><text:span text:style-name="MT146">déplacer</text:span></text:p>
      </style:header>
      <style:footer>
        <text:p text:style-name="MP14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1">Repères du plan : Se </text:span><text:span text:style-name="MT147">déplacer</text:span></text:p></draw:text-box></draw:frame><draw:g text:anchor-type="paragraph" draw:z-index="122" draw:name="Shape4_192" draw:style-name="Mgr1"><draw:path draw:style-name="Mgr4" draw:text-style-name="MP1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4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5"><text:span text:style-name="MT11">Repères du plan : se </text:span><text:span text:style-name="MT147">déplacer</text:span></text:p></draw:text-box></draw:frame><draw:g text:anchor-type="paragraph" draw:z-index="123" draw:name="Shape4_193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1" draw:style-name="Mdp1">
      <style:header>
        <text:p text:style-name="MP35"><text:span text:style-name="MT60">Repères du plan : Se repérer</text:span> </text:p>
      </style:header>
      <style:footer>
        <text:p text:style-name="MP5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6"><draw:g text:anchor-type="paragraph" draw:z-index="120" draw:name="Shape4_19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>
      <style:footer-left>
        <text:p text:style-name="MP14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6"><draw:g text:anchor-type="paragraph" draw:z-index="121" draw:name="Shape4_19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54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5" draw:style-name="Mdp1">
      <style:header>
        <text:p text:style-name="_5f_Header_20_G_20_page_20_impaire_20__28_D_29_"><text:span text:style-name="MT54">R</text:span>epères du plan : Se repérer</text:p>
      </style:header>
      <style:header-left>
        <text:p text:style-name="_5f_Header_20_G_20_page_20_paire_20__28_G_29_"><text:span text:style-name="MT54">R</text:span>epères du plan : Se repérer</text:p>
      </style:header-left>
      <style:footer>
        <text:p text:style-name="MP14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6">Repères du plan : Se repérer</text:p></draw:text-box></draw:frame><draw:g text:anchor-type="paragraph" draw:z-index="118" draw:name="Shape4_11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1">Repères du plan : se repérer</text:p></draw:text-box></draw:frame><draw:g text:anchor-type="paragraph" draw:z-index="119" draw:name="Shape4_18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7" draw:style-name="Mdp1">
      <style:header>
        <text:p text:style-name="MP87">Volumes : Volumes par comptage</text:p>
      </style:header>
      <style:footer>
        <text:p text:style-name="MP14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6"><draw:g text:anchor-type="paragraph" draw:z-index="117" draw:name="Shape4_17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/><text:span text:style-name="MT14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6" draw:style-name="Mdp1">
      <style:header>
        <text:p text:style-name="MP89"><draw:line text:anchor-type="paragraph" draw:z-index="110" draw:name="Shape7_8" draw:style-name="Mgr6" draw:text-style-name="MP25" svg:x1="9.042cm" svg:y1="0.36cm" svg:x2="20.461cm" svg:y2="0.36cm"><text:p/></draw:line><draw:path text:anchor-type="paragraph" draw:z-index="111" draw:name="Shape5_1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112" draw:name="Shape6_2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T<text:span text:style-name="MT150">itre de la série</text:span></text:p>
      </style:header>
      <style:header-left>
        <text:p text:style-name="MP89"><draw:line text:anchor-type="paragraph" draw:z-index="114" draw:name="Shape7_9" draw:style-name="Mgr6" draw:text-style-name="MP25" svg:x1="9.042cm" svg:y1="0.36cm" svg:x2="20.461cm" svg:y2="0.36cm"><text:p/></draw:line><draw:path text:anchor-type="paragraph" draw:z-index="115" draw:name="Shape5_2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116" draw:name="Shape6_5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T<text:span text:style-name="MT150">itre de la série</text:span></text:p>
      </style:header-left>
      <style:footer>
        <text:p text:style-name="MP14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6"><draw:g text:anchor-type="paragraph" draw:z-index="113" draw:name="Shape8_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pan text:style-name="MT151">Angles</text:span> • <text:span text:style-name="MT15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1" draw:style-name="Mdp1">
      <style:header>
        <text:p text:style-name="MP92"><text:span text:style-name="MT124"><text:s text:c="15"/>A</text:span>ires : Aires de triangles</text:p>
      </style:header>
      <style:footer>
        <text:p text:style-name="MP5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6"><draw:g text:anchor-type="paragraph" draw:z-index="109" draw:name="Shape4_178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06" draw:name="Shape4_181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7" draw:name="Shape4_18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8" draw:name="Shape4_183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1" draw:style-name="Mdp1">
      <style:header>
        <text:p text:style-name="MP94"><text:span text:style-name="MT42"><text:s text:c="15"/>A</text:span><text:span text:style-name="MT152">ires : Problèmes d’aires</text:span></text:p>
      </style:header>
      <style:footer>
        <text:p text:style-name="MP5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6"><draw:g text:anchor-type="paragraph" draw:z-index="105" draw:name="Shape4_169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102" draw:name="Shape4_166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3" draw:name="Shape4_167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6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99" draw:name="Shape4_170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100" draw:name="Shape4_171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72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1" draw:style-name="Mdp1">
      <style:header>
        <text:p text:style-name="MP96"><text:span text:style-name="MT124"><text:s text:c="15"/>A</text:span>ires : Aires de disques</text:p>
      </style:header>
      <style:footer>
        <text:p text:style-name="MP5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6"><draw:g text:anchor-type="paragraph" draw:z-index="98" draw:name="Shape4_173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6" draw:style-name="Mdp1">
      <style:header>
        <text:p text:style-name="MP89"><draw:path text:anchor-type="paragraph" draw:z-index="91" draw:name="Shape5_3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92" draw:name="Shape6_3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line text:anchor-type="paragraph" draw:z-index="93" draw:name="Shape7_6" draw:style-name="Mgr6" draw:text-style-name="MP25" svg:x1="9.042cm" svg:y1="0.36cm" svg:x2="20.461cm" svg:y2="0.36cm"><text:p/></draw:line>T<text:span text:style-name="MT150">itre de la série</text:span></text:p>
      </style:header>
      <style:header-left>
        <text:p text:style-name="MP89"><draw:path text:anchor-type="paragraph" draw:z-index="95" draw:name="Shape5_4" draw:style-name="Mgr12" draw:text-style-name="MP90" svg:width="4.329cm" svg:height="2.24cm" svg:x="-1.499cm" svg:y="-1cm" svg:viewBox="0 0 4330 2241" svg:d="M0 2241l3984-288c209-15 363-168 345-342l-170-1611h-4159z"><text:p/></draw:path><draw:frame text:anchor-type="paragraph" draw:z-index="96" draw:name="Shape6_4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line text:anchor-type="paragraph" draw:z-index="97" draw:name="Shape7_3" draw:style-name="Mgr6" draw:text-style-name="MP25" svg:x1="9.042cm" svg:y1="0.36cm" svg:x2="20.461cm" svg:y2="0.36cm"><text:p/></draw:line>T<text:span text:style-name="MT150">itre de la série</text:span></text:p>
      </style:header-left>
      <style:footer>
        <text:p text:style-name="MP14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6"><draw:g text:anchor-type="paragraph" draw:z-index="94" draw:name="Shape8_4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<text:span text:style-name="MT151">Angles</text:span> • <text:span text:style-name="MT15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7" draw:style-name="Mdp1">
      <style:header>
        <text:p text:style-name="_5f_Header_20_M_20_page_20_impaire_20__28_D_29_"><text:span text:style-name="MT153">Volumes : </text:span><text:span text:style-name="MT154">Calculs et conversions</text:span></text:p>
      </style:header>
      <style:header-left>
        <text:p text:style-name="_5f_Header_20_M_20_page_20_paire_20__28_G_29_"><text:span text:style-name="MT153">Volumes : </text:span><text:span text:style-name="MT154">Calculs et conversions</text:span></text:p>
      </style:header-left>
      <style:footer>
        <text:list xml:id="list2738168404" text:style-name="_5f_Numérotation_20_des_20_exercices">
          <text:list-item>
            <text:list>
              <text:list-item>
                <text:p text:style-name="MP98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8"><text:s/><text:span text:style-name="MT148">Volumes : </text:span><text:span text:style-name="MT155">Calculs et conversions</text:span> </text:p></draw:text-box></draw:frame><draw:g text:anchor-type="paragraph" draw:z-index="89" draw:name="Shape4_174" draw:style-name="Mgr1"><draw:path draw:style-name="Mgr5" draw:text-style-name="MP2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1761165186938" text:continue-numbering="true" text:style-name="_5f_Numérotation_20_des_20_exercices">
          <text:list-item>
            <text:list>
              <text:list-item>
                <text:p text:style-name="MP98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8"><text:s/><text:span text:style-name="MT148">Volumes : </text:span><text:span text:style-name="MT155">Calculs et conversions</text:span> </text:p></draw:text-box></draw:frame><draw:g text:anchor-type="paragraph" draw:z-index="90" draw:name="Shape4_175" draw:style-name="Mgr1"><draw:path draw:style-name="Mgr5" draw:text-style-name="MP2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footer>
        <text:p text:style-name="MP14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87" draw:name="Shape4_19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88" draw:name="Shape4_19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7" draw:style-name="Mdp1">
      <style:header>
        <text:p text:style-name="MP99"><text:span text:style-name="MT73">Géométrie plane</text:span> : <text:span text:style-name="MT156">D</text:span><text:span text:style-name="MT73">roites, </text:span><text:span text:style-name="MT157">demi-droites </text:span><text:span text:style-name="MT158">&amp; </text:span><text:span text:style-name="MT157">segments</text:span></text:p>
      </style:header>
      <style:footer>
        <text:p text:style-name="MP14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6"><draw:g text:anchor-type="paragraph" draw:z-index="85" draw:name="Shape4_19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27">Géométrie plane : </text:span><text:span text:style-name="MT77">droites, </text:span><text:span text:style-name="MT159">DEMI-droites et segments</text:span></text:p></draw:text-box></draw:frame></text:p>
      </style:footer>
      <style:footer-left>
        <text:p text:style-name="MP14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6"><draw:g text:anchor-type="paragraph" draw:z-index="86" draw:name="Shape4_19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droites, </text:span><text:span text:style-name="MT15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1" draw:style-name="Mdp1">
      <style:header>
        <text:p text:style-name="MP100"><text:span text:style-name="MT124"><text:s text:c="15"/>A</text:span>ires : Aire par comptage</text:p>
      </style:header>
      <style:footer>
        <text:p text:style-name="MP5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6"><draw:g text:anchor-type="paragraph" draw:z-index="84" draw:name="Shape4_165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60">Aires</text:span><text:span text:style-name="MT39"> <text:s/>: </text:span><text:span text:style-name="MT16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81" draw:name="Shape4_162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82" draw:name="Shape4_163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3" draw:name="Shape4_164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20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21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61">Aires </text:span>: <text:span text:style-name="MT161">problèmes <text:s text:c="4"/></text:span></text:h>
      </style:footer>
      <style:footer-left>
        <text:p text:style-name="MP10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5" draw:style-name="Mdp1">
      <style:header>
        <text:p text:style-name="Header"><text:s/><text:span text:style-name="MT41">Calculer</text:span> : <text:span text:style-name="MT41">Additionner et soustraire</text:span></text:p>
      </style:header>
      <style:footer>
        <text:p text:style-name="MP14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 : additionner et soustraire</text:span><text:span text:style-name="MT11"> </text:span></text:p></draw:text-box></draw:frame><draw:g text:anchor-type="paragraph" draw:z-index="78" draw:name="Shape4_159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5"><text:span text:style-name="MT12">Calculer</text:span><text:span text:style-name="MT11"> : </text:span><text:span text:style-name="MT12">additionner et soustraire</text:span></text:p></draw:text-box></draw:frame><draw:g text:anchor-type="paragraph" draw:z-index="79" draw:name="Shape4_160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58" draw:style-name="Mgr1"><draw:path draw:style-name="Mgr3" draw:text-style-name="MP1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1" draw:style-name="Mdp1">
      <style:header>
        <text:p text:style-name="MP102"><text:span text:style-name="MT124"><text:s text:c="15"/>A</text:span>ires : Calculer une aire</text:p>
      </style:header>
      <style:footer>
        <text:p text:style-name="MP5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6"><draw:g text:anchor-type="paragraph" draw:z-index="77" draw:name="Shape4_161" draw:style-name="Mgr1"><draw:path draw:style-name="Mgr5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6" draw:style-name="Mdp1">
      <style:header>
        <text:p text:style-name="MP104"><text:span text:style-name="MT162">Constructions géométriques : </text:span><text:span text:style-name="MT163">Reproduire</text:span></text:p>
      </style:header>
      <style:header-left>
        <text:p text:style-name="MP104"><text:span text:style-name="MT162">Constructions géométriques : </text:span><text:span text:style-name="MT163">Reproduire</text:span></text:p>
      </style:header-left>
      <style:footer>
        <text:p text:style-name="MP14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6"><draw:g text:anchor-type="paragraph" draw:z-index="75" draw:name="Shape10_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>
      <style:footer-left>
        <text:p text:style-name="MP14"><draw:frame draw:style-name="Mfr3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6"><draw:g text:anchor-type="paragraph" draw:z-index="76" draw:name="Shape10_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7" draw:style-name="Mdp1">
      <style:header>
        <text:p text:style-name="_5f_Header_20_G_20_page_20_impaire_20__28_D_29_">Géométrie plane : Vocabulaire</text:p>
        <text:p text:style-name="MP106">Géométrie de base, partie 1: nommer, mesurer</text:p>
      </style:header>
      <style:header-left>
        <text:p text:style-name="_5f_Header_20_G_20_page_20_impaire_20__28_D_29_">Géométrie plane : Vocabulaire</text:p>
        <text:p text:style-name="MP107">Géométrie de base, partie 1: nommer, mesurer</text:p>
      </style:header-left>
      <style:footer>
        <text:p text:style-name="MP14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6"><draw:g text:anchor-type="paragraph" draw:z-index="73" draw:name="Shape4_20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5">G</text:span><text:span text:style-name="MT166">éométrie </text:span><text:span text:style-name="MT167">plane </text:span><text:span text:style-name="MT166">: </text:span><text:span text:style-name="MT167">vocabulaire</text:span></text:h></draw:text-box></draw:frame></text:p>
      </style:footer>
      <style:footer-left>
        <text:p text:style-name="MP14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6"><draw:g text:anchor-type="paragraph" draw:z-index="74" draw:name="Shape4_20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65">G</text:span><text:span text:style-name="MT166">éométrie </text:span><text:span text:style-name="MT168">plane</text:span><text:span text:style-name="MT166"> : </text:span><text:span text:style-name="MT16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6" draw:style-name="Mdp1">
      <style:header>
        <text:p text:style-name="MP109"><draw:line text:anchor-type="paragraph" draw:z-index="69" draw:name="Shape9_1" draw:style-name="Mgr11" draw:text-style-name="MP25" svg:x1="11.559cm" svg:y1="0.36cm" svg:x2="20.5cm" svg:y2="0.36cm"><text:p/></draw:line><draw:frame text:anchor-type="paragraph" draw:z-index="70" draw:name="Shape8_6" draw:style-name="Mgr13" draw:text-style-name="MP91" svg:width="2.703cm" svg:height="0.715cm" draw:transform="rotate (0.0872664625997165) translate (-0.172861111111111cm 0.218722222222222cm)"><draw:text-box><text:p text:style-name="MP25"><text:span text:style-name="MT149">Série 1</text:span></text:p></draw:text-box></draw:frame><draw:path text:anchor-type="paragraph" draw:z-index="71" draw:name="Shape7_1" draw:style-name="Mgr14" draw:text-style-name="MP110" svg:width="4.329cm" svg:height="2.24cm" svg:x="-1.499cm" svg:y="-1cm" svg:viewBox="0 0 4330 2241" svg:d="M0 2241l3984-288c209-15 363-168 345-342l-170-1611h-4159z"><text:p/></draw:path>T<text:span text:style-name="MT169">itre de la série</text:span></text:p>
      </style:header>
      <style:footer>
        <text:p text:style-name="MP14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6"><draw:g text:anchor-type="paragraph" draw:z-index="72" draw:name="Shape10_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18">Éléments de géométrie</text:span> • <text:span text:style-name="MT18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7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4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6"><draw:g text:anchor-type="paragraph" draw:z-index="68" draw:name="Shape4_21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6" draw:style-name="Mdp1">
      <style:header>
        <text:p text:style-name="_5f_Header_20_G_20_page_20_impaire_20__28_D_29_"><text:span text:style-name="MT162">Constructions géométriques : </text:span><text:span text:style-name="MT163">Reproduire</text:span></text:p>
      </style:header>
      <style:header-left>
        <text:p text:style-name="MP113"><text:span text:style-name="MT162">Constructions géométriques : </text:span><text:span text:style-name="MT163">Reproduire</text:span></text:p>
      </style:header-left>
      <style:footer>
        <text:p text:style-name="MP14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7" draw:name="Shape4_218" draw:style-name="Mgr1"><draw:path draw:style-name="Mgr4" draw:text-style-name="MP1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7" draw:style-name="Mdp1">
      <style:header>
        <text:p text:style-name="_5f_Header_20_G_20_page_20_paire_20__28_G_29_"><text:span text:style-name="MT170">Constructions géométriques : </text:span><text:span text:style-name="MT171">Reproduire</text:span></text:p>
      </style:header>
      <style:header-left>
        <text:p text:style-name="_5f_Header_20_G_20_page_20_paire_20__28_G_29_"><text:span text:style-name="MT170">Constructions géométriques : </text:span><text:span text:style-name="MT171">Reproduire</text:span></text:p>
      </style:header-left>
      <style:footer>
        <text:p text:style-name="MP14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6"><draw:g text:anchor-type="paragraph" draw:z-index="65" draw:name="Shape4_22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/text:span><text:span text:style-name="MT165">REPRODUIRE</text:span></text:p></draw:text-box></draw:frame></text:p>
      </style:footer>
      <style:footer-left>
        <text:p text:style-name="MP14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6"><draw:g text:anchor-type="paragraph" draw:z-index="66" draw:name="Shape4_21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6" draw:style-name="Mdp1">
      <style:header>
        <text:p text:style-name="MP104"><text:span text:style-name="MT162">Constructions géométriques : </text:span><text:span text:style-name="MT163">Reproduire</text:span></text:p>
      </style:header>
      <style:footer>
        <text:p text:style-name="MP14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6"><draw:g text:anchor-type="paragraph" draw:z-index="63" draw:name="Shape10_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>
      <style:footer-left>
        <text:p text:style-name="MP14"><draw:frame draw:style-name="Mfr3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6"><draw:g text:anchor-type="paragraph" draw:z-index="64" draw:name="Shape10_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64">CONSTRUCTIONS Géométriques : <text:s/></text:span><text:span text:style-name="MT16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7" draw:style-name="Mdp1">
      <style:header>
        <text:p text:style-name="_5f_Header_20_G_20_page_20_impaire_20__28_D_29_"><text:span text:style-name="MT170">Constructions géométriques : </text:span><text:span text:style-name="MT172">Rédiger</text:span></text:p>
      </style:header>
      <style:header-left>
        <text:p text:style-name="_5f_Header_20_G_20_page_20_paire_20__28_G_29_"><text:span text:style-name="MT170">Constructions géométriques : </text:span><text:span text:style-name="MT172">Rédiger</text:span></text:p>
      </style:header-left>
      <style:footer>
        <text:p text:style-name="MP14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6"><draw:g text:anchor-type="paragraph" draw:z-index="62" draw:name="Shape4_22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164">CONSTRUCTIONS Géométriques : </text:span><text:span text:style-name="MT17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7" draw:style-name="Mdp1">
      <style:header>
        <text:p text:style-name="_5f_Header_20_G_20_page_20_impaire_20__28_D_29_"><text:span text:style-name="MT174">S</text:span>olides : <text:span text:style-name="MT174">Vocabulaire, nature</text:span></text:p>
      </style:header>
      <style:header-left>
        <text:p text:style-name="_5f_Header_20_G_20_page_20_impaire_20__28_D_29_"><text:span text:style-name="MT174">S</text:span>olides : <text:span text:style-name="MT174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6"><draw:g text:anchor-type="paragraph" draw:z-index="60" draw:name="Shape4_25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solides : Vocabulaire, NatuRE</text:p></draw:text-box></draw:frame></text:h>
      </style:footer>
      <style:footer-left>
        <text:p text:style-name="MP14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15">solides : Vocabulaire, NatuRE</text:p></draw:text-box></draw:frame><draw:g text:anchor-type="paragraph" draw:z-index="61" draw:name="Shape4_256" draw:style-name="Mgr1"><draw:path draw:style-name="Mgr4" draw:text-style-name="MP1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6" draw:style-name="Mdp1">
      <style:header>
        <text:p text:style-name="MP81"><text:span text:style-name="MT14">S</text:span><text:span text:style-name="MT141">olides</text:span> : <text:span text:style-name="MT14">Vocabulaire, nature</text:span></text:p>
      </style:header>
      <style:header-left>
        <text:p text:style-name="MP81"><text:span text:style-name="MT14">S</text:span><text:span text:style-name="MT141">olides</text:span> : <text:span text:style-name="MT14">Vocabulaire, nature</text:span></text:p>
      </style:header-left>
      <style:footer>
        <text:p text:style-name="MP14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8" draw:name="Shape4_225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9" draw:name="Shape4_25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7" draw:style-name="Mdp1">
      <style:header>
        <text:p text:style-name="_5f_Header_20_G_20_page_20_impaire_20__28_D_29_"><text:span text:style-name="MT174">S</text:span>olides : <text:span text:style-name="MT175">Perspective cavalière</text:span></text:p>
      </style:header>
      <style:header-left>
        <text:p text:style-name="_5f_Header_20_G_20_page_20_impaire_20__28_D_29_"><text:span text:style-name="MT174">S</text:span>olides : <text:span text:style-name="MT175">Perspective cavalière</text:span></text:p>
      </style:header-left>
      <style:footer>
        <text:p text:style-name="MP14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6"><draw:g text:anchor-type="paragraph" draw:z-index="56" draw:name="Shape4_22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6">solides : </text:span><text:span text:style-name="MT177">perspective cavalière</text:span></text:h></draw:text-box></draw:frame></text:p>
      </style:footer>
      <style:footer-left>
        <text:p text:style-name="MP14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6"><draw:g text:anchor-type="paragraph" draw:z-index="57" draw:name="Shape4_253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76">solides : </text:span><text:span text:style-name="MT17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6" draw:style-name="Mdp1">
      <style:header>
        <text:p text:style-name="_5f_Header_20_G_20_page_20_impaire_20__28_D_29_"><text:span text:style-name="MT14">Solides : </text:span><text:span text:style-name="MT178">Patrons</text:span></text:p>
      </style:header>
      <style:header-left>
        <text:p text:style-name="_5f_Header_20_G_20_page_20_paire_20__28_G_29_"><text:span text:style-name="MT14">Solides : </text:span><text:span text:style-name="MT178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<text:span text:style-name="MT179">patrons</text:span></text:p></draw:text-box></draw:frame><draw:g text:anchor-type="paragraph" draw:z-index="54" draw:name="Shape4_22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4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6"><text:page-number text:select-page="current">0</text:page-number></text:p></draw:text-box></draw:frame><text:h text:style-name="_5f_Footer_20_page_20_paire_20__28_G_29_" text:outline-level="1">solides : <text:span text:style-name="MT179">patrons</text:span></text:h></draw:text-box></draw:frame><draw:g text:anchor-type="paragraph" draw:z-index="55" draw:name="Shape4_252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7" draw:style-name="Mdp1">
      <style:header>
        <text:p text:style-name="_5f_Header_20_G_20_page_20_impaire_20__28_D_29_"><text:span text:style-name="MT174">S</text:span>olides : <text:span text:style-name="MT180">Patrons</text:span></text:p>
      </style:header>
      <style:header-left>
        <text:p text:style-name="_5f_Header_20_G_20_page_20_impaire_20__28_D_29_"><text:span text:style-name="MT174">S</text:span>olides : <text:span text:style-name="MT180">Patrons</text:span></text:p>
      </style:header-left>
      <style:footer>
        <text:p text:style-name="MP14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6"><draw:g text:anchor-type="paragraph" draw:z-index="52" draw:name="Shape4_22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6">solides : </text:span><text:span text:style-name="MT181">Patrons</text:span></text:h></draw:text-box></draw:frame></text:p>
      </style:footer>
      <style:footer-left>
        <text:p text:style-name="MP14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6"><draw:g text:anchor-type="paragraph" draw:z-index="53" draw:name="Shape4_25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76">solides : </text:span><text:span text:style-name="MT18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6" draw:style-name="Mdp1">
      <style:header>
        <text:p text:style-name="_5f_Header_20_G_20_page_20_impaire_20__28_D_29_"><text:span text:style-name="MT14">S</text:span><text:span text:style-name="MT141">olides</text:span> : <text:span text:style-name="MT14">Vocabulaire, nature</text:span></text:p>
      </style:header>
      <style:header-left>
        <text:p text:style-name="_5f_Header_20_G_20_page_20_impaire_20__28_D_29_"><text:span text:style-name="MT14">S</text:span><text:span text:style-name="MT141">olides</text:span> : <text:span text:style-name="MT14">Vocabulaire, nature</text:span></text:p>
      </style:header-left>
      <style:footer>
        <text:p text:style-name="MP14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0" draw:name="Shape4_249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2">solides : Vocabulaire, NatuRE</text:p></draw:text-box></draw:frame><draw:g text:anchor-type="paragraph" draw:z-index="51" draw:name="Shape4_25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8" draw:name="Shape4_247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9" draw:name="Shape4_248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1" draw:style-name="Mdp1">
      <style:header>
        <text:p text:style-name="_5f_Header_20_G_20_page_20_impaire_20__28_D_29_"><text:span text:style-name="MT182">Symétrie axiale</text:span><text:span text:style-name="MT76"> : </text:span><text:span text:style-name="MT183">Reconnaissance et axes</text:span></text:p>
      </style:header>
      <style:footer>
        <text:p text:style-name="MP5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6"><draw:g text:anchor-type="paragraph" draw:z-index="46" draw:name="Shape4_24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4">S</text:span>ymétrie axiale : reconnaissance et axes</text:h></draw:text-box></draw:frame></text:p>
      </style:footer>
      <style:footer-left>
        <text:p text:style-name="MP14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6"><draw:g text:anchor-type="paragraph" draw:z-index="47" draw:name="Shape4_246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4" draw:name="Shape4_243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5" draw:name="Shape4_244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1" draw:style-name="Mdp1">
      <style:header>
        <text:p text:style-name="_5f_Header_20_G_20_page_20_impaire_20__28_D_29_"><text:span text:style-name="MT182">Symétrie axiale</text:span><text:span text:style-name="MT76"> : </text:span><text:span text:style-name="MT182">Médiatrice d’un segment</text:span></text:p>
      </style:header>
      <style:footer>
        <text:p text:style-name="MP5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6"><draw:g text:anchor-type="paragraph" draw:z-index="42" draw:name="Shape4_24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7">S</text:span><text:span text:style-name="MT184">ymétrie axiale : </text:span><text:span text:style-name="MT185">Médiatrice d’un segment</text:span></text:h></draw:text-box></draw:frame></text:p>
      </style:footer>
      <style:footer-left>
        <text:p text:style-name="MP14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6"><draw:g text:anchor-type="paragraph" draw:z-index="43" draw:name="Shape4_242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7"><text:span text:style-name="MT127">S</text:span><text:span text:style-name="MT184">ymétrie axiale : </text:span><text:span text:style-name="MT185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5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4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40" draw:name="Shape4_22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118">Symétrie axiale : constructions</text:p></draw:text-box></draw:frame><draw:g text:anchor-type="paragraph" draw:z-index="41" draw:name="Shape4_240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1" draw:style-name="Mdp1">
      <style:header>
        <text:p text:style-name="_5f_Header_20_G_20_page_20_impaire_20__28_D_29_"><text:span text:style-name="MT54">S</text:span><text:span text:style-name="MT76">ymétrie axiale : Constructions</text:span></text:p>
      </style:header>
      <style:footer>
        <text:p text:style-name="MP5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6"><draw:g text:anchor-type="paragraph" draw:z-index="38" draw:name="Shape4_238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9" text:outline-level="1"><text:span text:style-name="MT54">S</text:span>ymétrie axiale : Constructions</text:h></draw:text-box></draw:frame></text:p>
      </style:footer>
      <style:footer-left>
        <text:p text:style-name="MP14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6"><draw:g text:anchor-type="paragraph" draw:z-index="39" draw:name="Shape4_23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header-left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-left>
      <style:footer>
        <text:p text:style-name="MP14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6" draw:name="Shape4_236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7" draw:name="Shape4_237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1" draw:style-name="Mdp1">
      <style:header>
        <text:p text:style-name="_5f_Header_20_G_20_page_20_impaire_20__28_D_29_"><text:span text:style-name="MT186">Symétrie axiale</text:span><text:span text:style-name="MT76"> : </text:span><text:span text:style-name="MT187">Axes de symétrie de figures</text:span></text:p>
      </style:header>
      <style:header-left>
        <text:p text:style-name="MP120"><text:span text:style-name="MT186">Symétrie axiale</text:span><text:span text:style-name="MT76"> : </text:span><text:span text:style-name="MT187">Axes de symétrie de figures</text:span></text:p>
      </style:header-left>
      <style:footer>
        <text:p text:style-name="MP5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6"><draw:g text:anchor-type="paragraph" draw:z-index="34" draw:name="Shape4_234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1"><text:span text:style-name="MT54">S</text:span>ymétrie axiale : axes de symétrie de figures</text:p></draw:text-box></draw:frame></text:p>
      </style:footer>
      <style:footer-left>
        <text:p text:style-name="MP14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6"><draw:g text:anchor-type="paragraph" draw:z-index="35" draw:name="Shape4_235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2" draw:name="Shape4_232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33" draw:name="Shape4_233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1" draw:style-name="Mdp1">
      <style:header>
        <text:p text:style-name="_5f_Header_20_G_20_page_20_impaire_20__28_D_29_"><text:span text:style-name="MT54">S</text:span>ymétrie : Propriétés</text:p>
      </style:header>
      <style:footer>
        <text:p text:style-name="MP5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6"><draw:g text:anchor-type="paragraph" draw:z-index="30" draw:name="Shape4_230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2"><text:span text:style-name="MT54">S</text:span>ymétrie axiale : propriétés</text:p></draw:text-box></draw:frame></text:p>
      </style:footer>
      <style:footer-left>
        <text:p text:style-name="MP14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6"><draw:g text:anchor-type="paragraph" draw:z-index="31" draw:name="Shape4_231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5" draw:style-name="Mdp1">
      <style:header>
        <text:p text:style-name="MP116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4"><draw:frame draw:style-name="Mfr3" draw:name="Frame320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28" draw:name="Shape4_228" draw:style-name="Mgr1"><draw:path draw:style-name="Mgr4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4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80"><text:span text:style-name="MT136">Géométrie plane : </text:span><text:span text:style-name="MT74">parallèles, perpendiculaires, </text:span><text:span text:style-name="MT54">distances</text:span></text:p></draw:text-box></draw:frame><draw:g text:anchor-type="paragraph" draw:z-index="29" draw:name="Shape4_229" draw:style-name="Mgr1"><draw:path draw:style-name="Mgr4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1" draw:style-name="Mdp1">
      <style:header>
        <text:p text:style-name="MP123"><text:span text:style-name="MT54">S</text:span>ymétrie axiale : pour aller plus loin</text:p>
      </style:header>
      <style:footer>
        <text:p text:style-name="MP5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6"><draw:g text:anchor-type="paragraph" draw:z-index="26" draw:name="Shape4_49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4"><text:span text:style-name="MT54">S</text:span>ymétrie axiale : pour aller plus loin</text:p></draw:text-box></draw:frame></text:p>
      </style:footer>
      <style:footer-left>
        <text:p text:style-name="MP14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6"><draw:g text:anchor-type="paragraph" draw:z-index="27" draw:name="Shape4_227" draw:style-name="Mgr1"><draw:path draw:style-name="Mgr4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77">Géométrie plane : </text:span><text:span text:style-name="MT78">parallèles, perpendiculaires, </text:span><text:span text:style-name="MT79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1" draw:style-name="Mdp1">
      <style:header>
        <text:p text:style-name="_5f_Header_20_P_20_page_20_paire_20__28_G_29_"><draw:line text:anchor-type="char" draw:z-index="20" draw:name="Shape3_1" draw:style-name="Mgr15" draw:text-style-name="MP25" svg:x1="10.893cm" svg:y1="0.403cm" svg:x2="20.503cm" svg:y2="0.327cm"><text:p/></draw:line><draw:path text:anchor-type="char" draw:z-index="21" draw:name="Shape1_2" draw:style-name="Mgr16" draw:text-style-name="MP12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4" draw:name="Shape1_9" draw:style-name="Mgr16" draw:text-style-name="MP125" svg:width="4.329cm" svg:height="2.24cm" svg:x="-1.499cm" svg:y="-0.991cm" svg:viewBox="0 0 4330 2241" svg:d="M0 2241l3984-288c209-15 363-168 345-342l-170-1611h-4159z"><text:p/></draw:path>Résoudre des problèmes<draw:line text:anchor-type="char" draw:z-index="23" draw:name="Shape3_38" draw:style-name="Mgr15" draw:text-style-name="MP2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1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6"><draw:g text:anchor-type="paragraph" draw:z-index="22" draw:name="Shape4_56" draw:style-name="Mgr1"><draw:path draw:style-name="Mgr17" draw:text-style-name="MP1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65">R</text:span>ésoudre des problèmes</text:p></draw:text-box></draw:frame></text:h>
      </style:footer>
      <style:footer-left>
        <text:h text:style-name="_5f_Footer_20_page_20_paire_20__28_G_29_" text:outline-level="1"><draw:frame draw:style-name="Mfr1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37">Résoudre des problèmes</text:p></draw:text-box></draw:frame><draw:g text:anchor-type="paragraph" draw:z-index="25" draw:name="Shape4_264" draw:style-name="Mgr1"><draw:path draw:style-name="Mgr17" draw:text-style-name="MP126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2T13:17:57.129000000</dc:date>
    <meta:editing-duration>P3DT2H27M17S</meta:editing-duration>
    <meta:editing-cycles>466</meta:editing-cycles>
    <meta:generator>LibreOffice/7.1.5.2$Windows_X86_64 LibreOffice_project/85f04e9f809797b8199d13c421bd8a2b025d52b5</meta:generator>
    <meta:document-statistic meta:table-count="6" meta:image-count="0" meta:object-count="0" meta:page-count="1" meta:paragraph-count="886" meta:word-count="2949" meta:character-count="18890" meta:non-whitespace-character-count="16359"/>
    <meta:template xlink:type="simple" xlink:actuate="onRequest" xlink:title="lycee_v3" xlink:href="../../fichiers%20définitifs/Modele_cahier.ott" meta:date="2021-07-09T13:45:32.011278978"/>
  </office:meta>
</office:document-meta>
</file>